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xi Sans" svg:font-family="'Luxi Sans'"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48cm"/>
    </style:style>
    <style:style style:name="co2" style:family="table-column">
      <style:table-column-properties fo:break-before="auto" style:column-width="3.445cm"/>
    </style:style>
    <style:style style:name="co3" style:family="table-column">
      <style:table-column-properties fo:break-before="auto" style:column-width="10.465cm"/>
    </style:style>
    <style:style style:name="co4" style:family="table-column">
      <style:table-column-properties fo:break-before="auto" style:column-width="10.679cm"/>
    </style:style>
    <style:style style:name="co5" style:family="table-column">
      <style:table-column-properties fo:break-before="auto" style:column-width="1.692cm"/>
    </style:style>
    <style:style style:name="co6" style:family="table-column">
      <style:table-column-properties fo:break-before="auto" style:column-width="12.601cm"/>
    </style:style>
    <style:style style:name="co7" style:family="table-column">
      <style:table-column-properties fo:break-before="auto" style:column-width="2.267cm"/>
    </style:style>
    <style:style style:name="co8" style:family="table-column">
      <style:table-column-properties fo:break-before="auto" style:column-width="8.793cm"/>
    </style:style>
    <style:style style:name="co9" style:family="table-column">
      <style:table-column-properties fo:break-before="auto" style:column-width="1.905cm"/>
    </style:style>
    <style:style style:name="co10" style:family="table-column">
      <style:table-column-properties fo:break-before="auto" style:column-width="1.247cm"/>
    </style:style>
    <style:style style:name="co11" style:family="table-column">
      <style:table-column-properties fo:break-before="auto" style:column-width="3.533cm"/>
    </style:style>
    <style:style style:name="co12" style:family="table-column">
      <style:table-column-properties fo:break-before="auto" style:column-width="9.978cm"/>
    </style:style>
    <style:style style:name="co13" style:family="table-column">
      <style:table-column-properties fo:break-before="auto" style:column-width="16.307cm"/>
    </style:style>
    <style:style style:name="co14" style:family="table-column">
      <style:table-column-properties fo:break-before="auto" style:column-width="1.004cm"/>
    </style:style>
    <style:style style:name="co15" style:family="table-column">
      <style:table-column-properties fo:break-before="auto" style:column-width="23.001cm"/>
    </style:style>
    <style:style style:name="ro1" style:family="table-row">
      <style:table-row-properties style:row-height="0.923cm" fo:break-before="auto" style:use-optimal-row-height="true"/>
    </style:style>
    <style:style style:name="ro2" style:family="table-row">
      <style:table-row-properties style:row-height="1.328cm" fo:break-before="auto" style:use-optimal-row-height="true"/>
    </style:style>
    <style:style style:name="ro3" style:family="table-row">
      <style:table-row-properties style:row-height="0.515cm" fo:break-before="auto" style:use-optimal-row-height="true"/>
    </style:style>
    <style:style style:name="ro4" style:family="table-row">
      <style:table-row-properties style:row-height="1.736cm" fo:break-before="auto" style:use-optimal-row-height="true"/>
    </style:style>
    <style:style style:name="ro5" style:family="table-row">
      <style:table-row-properties style:row-height="2.956cm" fo:break-before="auto" style:use-optimal-row-height="true"/>
    </style:style>
    <style:style style:name="ro6" style:family="table-row">
      <style:table-row-properties style:row-height="0.933cm" fo:break-before="auto" style:use-optimal-row-height="true"/>
    </style:style>
    <style:style style:name="ro7" style:family="table-row">
      <style:table-row-properties style:row-height="0.542cm" fo:break-before="auto" style:use-optimal-row-height="true"/>
    </style:style>
    <style:style style:name="ro8" style:family="table-row">
      <style:table-row-properties style:row-height="1.356cm" fo:break-before="auto" style:use-optimal-row-height="true"/>
    </style:style>
    <style:style style:name="ro9" style:family="table-row">
      <style:table-row-properties style:row-height="1.748cm" fo:break-before="auto" style:use-optimal-row-height="true"/>
    </style:style>
    <style:style style:name="ro10" style:family="table-row">
      <style:table-row-properties style:row-height="3.376cm" fo:break-before="auto" style:use-optimal-row-height="true"/>
    </style:style>
    <style:style style:name="ro11" style:family="table-row">
      <style:table-row-properties style:row-height="2.143cm" fo:break-before="auto" style:use-optimal-row-height="true"/>
    </style:style>
    <style:style style:name="ro12" style:family="table-row">
      <style:table-row-properties style:row-height="0.464cm" fo:break-before="auto" style:use-optimal-row-height="true"/>
    </style:style>
    <style:style style:name="ro13" style:family="table-row">
      <style:table-row-properties style:row-height="0.506cm" fo:break-before="auto" style:use-optimal-row-height="true"/>
    </style:style>
    <style:style style:name="ro14" style:family="table-row">
      <style:table-row-properties style:row-height="2.17cm" fo:break-before="auto" style:use-optimal-row-height="true"/>
    </style:style>
    <style:style style:name="ro15" style:family="table-row">
      <style:table-row-properties style:row-height="0.633cm" fo:break-before="auto" style:use-optimal-row-height="true"/>
    </style:style>
    <style:style style:name="ro16" style:family="table-row">
      <style:table-row-properties style:row-height="0.51cm"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Cell">
      <style:text-properties style:font-name="Luxi Sans" style:font-name-asian="DejaVu LGC Sans" style:font-name-complex="DejaVu LGC Sans"/>
    </style:style>
    <style:style style:name="ce2" style:family="table-cell" style:parent-style-name="Cell" style:data-style-name="N83">
      <style:table-cell-properties fo:background-color="#e6e6e6" fo:wrap-option="wrap" fo:border="0.06pt solid #000000" style:vertical-align="top"/>
    </style:style>
    <style:style style:name="ce3" style:family="table-cell" style:parent-style-name="Default">
      <style:table-cell-properties style:text-align-source="fix" style:repeat-content="false" style:vertical-align="top"/>
      <style:paragraph-properties fo:text-align="start" fo:margin-left="0cm"/>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style style:name="ce5"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6" style:family="table-cell" style:parent-style-name="Default" style:data-style-name="N43">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7" style:family="table-cell" style:parent-style-name="Default" style:data-style-name="N0">
      <style:text-properties style:font-name="Luxi Sans" fo:font-size="11pt" fo:language="zxx" fo:country="none" style:font-name-asian="Luxi Sans" style:font-size-asian="11pt" style:language-asian="zxx" style:country-asian="none" style:font-name-complex="Luxi Sans" style:font-size-complex="11pt" style:language-complex="zxx" style:country-complex="non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office:automatic-styles>
  <office:body>
    <office:spreadsheet>
      <table:table table:name="check list"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ce4"/>
        <table:table-column table:style-name="co8" table:default-cell-style-name="Default"/>
        <table:table-column table:style-name="co7" table:default-cell-style-name="ce4"/>
        <table:table-column table:style-name="co9" table:default-cell-style-name="ce4"/>
        <table:table-row table:style-name="ro1">
          <table:table-cell table:style-name="Heading" office:value-type="string">
            <text:p>No</text:p>
          </table:table-cell>
          <table:table-cell table:style-name="Heading" office:value-type="string">
            <text:p>Type</text:p>
          </table:table-cell>
          <table:table-cell table:style-name="Heading" office:value-type="string">
            <text:p>Generic check list item</text:p>
          </table:table-cell>
          <table:table-cell table:style-name="Heading" office:value-type="string">
            <text:p>Comments/Examples</text:p>
          </table:table-cell>
          <table:table-cell table:style-name="Heading" office:value-type="string">
            <text:p>Script/ Manual</text:p>
          </table:table-cell>
          <table:table-cell table:style-name="Heading" office:value-type="string">
            <text:p>Suggested method</text:p>
          </table:table-cell>
          <table:table-cell table:number-columns-repeated="6"/>
        </table:table-row>
        <table:table-row table:style-name="ro2">
          <table:table-cell table:style-name="Heading" office:value-type="float" office:value="1">
            <text:p>1</text:p>
          </table:table-cell>
          <table:table-cell table:style-name="Heading" office:value-type="string">
            <text:p>Figures/Tables</text:p>
          </table:table-cell>
          <table:table-cell table:style-name="Cell" office:value-type="string">
            <text:p>All figures and tables should be referred to in the text.</text:p>
          </table:table-cell>
          <table:table-cell table:style-name="Cell" office:value-type="string">
            <text:p>It is important to understand the figure and tables.</text:p>
          </table:table-cell>
          <table:table-cell table:style-name="Cell" office:value-type="string">
            <text:p>Script</text:p>
          </table:table-cell>
          <table:table-cell table:style-name="Cell" office:value-type="string">
            <text:p>A list of references could be generated and checked against the LOF ad LOT. <text:s/>For Latex format, check if the same label appears for at least two times.</text:p>
          </table:table-cell>
          <table:table-cell/>
          <table:table-cell table:style-name="ce5"/>
          <table:table-cell table:style-name="Default"/>
          <table:table-cell table:number-columns-repeated="3"/>
        </table:table-row>
        <table:table-row table:style-name="ro3">
          <table:table-cell table:style-name="Heading" table:formula="of:=[.A2]+1" office:value-type="float" office:value="2">
            <text:p>2</text:p>
          </table:table-cell>
          <table:table-cell table:style-name="Heading" office:value-type="string">
            <text:p>Figures/Tables</text:p>
          </table:table-cell>
          <table:table-cell table:style-name="Cell" office:value-type="string">
            <text:p>Avoid informal/slang words</text:p>
          </table:table-cell>
          <table:table-cell table:style-name="Cell" office:value-type="string">
            <text:p>“spanking” is extremely informal language</text:p>
          </table:table-cell>
          <table:table-cell table:style-name="Cell" office:value-type="string">
            <text:p>Manual</text:p>
          </table:table-cell>
          <table:table-cell table:style-name="Cell" office:value-type="string">
            <text:p>A script could be used with a database containing “bad” words.</text:p>
          </table:table-cell>
          <table:table-cell/>
          <table:table-cell table:style-name="ce5"/>
          <table:table-cell table:style-name="Default"/>
          <table:table-cell table:number-columns-repeated="3"/>
        </table:table-row>
        <table:table-row table:style-name="ro1">
          <table:table-cell table:style-name="Heading" table:formula="of:=[.A3]+1" office:value-type="float" office:value="3">
            <text:p>3</text:p>
          </table:table-cell>
          <table:table-cell table:style-name="Heading" office:value-type="string">
            <text:p>Grammar</text:p>
          </table:table-cell>
          <table:table-cell table:style-name="Cell" office:value-type="string">
            <text:p>References and acronyms should be listed on separate pages.</text:p>
          </table:table-cell>
          <table:table-cell table:style-name="Cell"/>
          <table:table-cell table:style-name="Cell" office:value-type="string">
            <text:p>Manual</text:p>
          </table:table-cell>
          <table:table-cell table:style-name="Cell" office:value-type="string">
            <text:p>Add the functionality and let the documentation tool update automatically.</text:p>
          </table:table-cell>
          <table:table-cell/>
          <table:table-cell table:style-name="ce5"/>
          <table:table-cell table:style-name="Default"/>
          <table:table-cell table:number-columns-repeated="3"/>
        </table:table-row>
        <table:table-row table:style-name="ro1">
          <table:table-cell table:style-name="Heading" table:formula="of:=[.A4]+1" office:value-type="float" office:value="4">
            <text:p>4</text:p>
          </table:table-cell>
          <table:table-cell table:style-name="Heading" office:value-type="string">
            <text:p>Disposition</text:p>
          </table:table-cell>
          <table:table-cell table:number-columns-repeated="2" table:style-name="Cell" office:value-type="string">
            <text:p>Be consistent when using bold/italics/regular font in document</text:p>
          </table:table-cell>
          <table:table-cell table:style-name="Cell" office:value-type="string">
            <text:p>Manual</text:p>
          </table:table-cell>
          <table:table-cell table:style-name="Cell" office:value-type="string">
            <text:p>Bold/Italics can be searched for using scripts </text:p>
          </table:table-cell>
          <table:table-cell/>
          <table:table-cell table:style-name="ce6"/>
          <table:table-cell table:style-name="Default"/>
          <table:table-cell table:number-columns-repeated="3"/>
        </table:table-row>
        <table:table-row table:style-name="ro2">
          <table:table-cell table:style-name="Heading" table:formula="of:=[.A5]+1" office:value-type="float" office:value="5">
            <text:p>5</text:p>
          </table:table-cell>
          <table:table-cell table:style-name="Heading" office:value-type="string">
            <text:p>Formatting</text:p>
          </table:table-cell>
          <table:table-cell table:style-name="Cell" office:value-type="string">
            <text:p>Use templates to maintain text alignment otherwise the document is not portable.</text:p>
          </table:table-cell>
          <table:table-cell table:style-name="Cell" office:value-type="string">
            <text:p>Use “Body Right” or similar format to generate right-aligned text. Do not select text and click on the “Align right” button.</text:p>
          </table:table-cell>
          <table:table-cell table:style-name="Cell" office:value-type="string">
            <text:p>Manual</text:p>
          </table:table-cell>
          <table:table-cell table:style-name="Cell" office:value-type="string">
            <text:p>Can be checked by selecting default format on all paragraphs.</text:p>
          </table:table-cell>
          <table:table-cell/>
          <table:table-cell table:style-name="ce5"/>
          <table:table-cell table:style-name="Default"/>
          <table:table-cell table:number-columns-repeated="3"/>
        </table:table-row>
        <table:table-row table:style-name="ro4">
          <table:table-cell table:style-name="Heading" table:formula="of:=[.A6]+1" office:value-type="float" office:value="6">
            <text:p>6</text:p>
          </table:table-cell>
          <table:table-cell table:style-name="Heading" office:value-type="string">
            <text:p>Formatting</text:p>
          </table:table-cell>
          <table:table-cell table:style-name="Cell" office:value-type="string">
            <text:p>Word after equations</text:p>
          </table:table-cell>
          <table:table-cell table:style-name="Cell" office:value-type="string">
            <text:p>If you after an equation writes “where α is ...” this sentence should never be indented nor start with a capital letter. Paragraph continuing after equations should not be indented (i.e. no empty line)</text:p>
          </table:table-cell>
          <table:table-cell table:style-name="Cell" office:value-type="string">
            <text:p>Script</text:p>
          </table:table-cell>
          <table:table-cell table:style-name="Cell" office:value-type="string">
            <text:p>Check for “where” after equation. Check for empty line after equation.</text:p>
          </table:table-cell>
          <table:table-cell/>
          <table:table-cell table:style-name="ce5"/>
          <table:table-cell table:style-name="Default"/>
          <table:table-cell table:number-columns-repeated="3"/>
        </table:table-row>
        <table:table-row table:style-name="ro3">
          <table:table-cell table:style-name="Heading" table:formula="of:=[.A7]+1" office:value-type="float" office:value="7">
            <text:p>7</text:p>
          </table:table-cell>
          <table:table-cell table:style-name="Heading" office:value-type="string">
            <text:p>Equations</text:p>
          </table:table-cell>
          <table:table-cell table:style-name="Cell" office:value-type="string">
            <text:p>Document status fields</text:p>
          </table:table-cell>
          <table:table-cell table:style-name="Cell" office:value-type="string">
            <text:p>Public/Internal? Pre-release? Reviewed, etc.</text:p>
          </table:table-cell>
          <table:table-cell table:style-name="Cell" office:value-type="string">
            <text:p>Manual</text:p>
          </table:table-cell>
          <table:table-cell table:style-name="Cell" office:value-type="string">
            <text:p>Check for right version</text:p>
          </table:table-cell>
          <table:table-cell/>
          <table:table-cell table:style-name="ce5"/>
          <table:table-cell table:style-name="Default"/>
          <table:table-cell table:number-columns-repeated="3"/>
        </table:table-row>
        <table:table-row table:style-name="ro1">
          <table:table-cell table:style-name="Heading" table:formula="of:=[.A8]+1" office:value-type="float" office:value="8">
            <text:p>8</text:p>
          </table:table-cell>
          <table:table-cell table:style-name="Heading" office:value-type="string">
            <text:p>Doc. Info.</text:p>
          </table:table-cell>
          <table:table-cell table:number-columns-repeated="2" table:style-name="Cell" office:value-type="string">
            <text:p>Check legends for the figures which shows multiple results or objects.</text:p>
          </table:table-cell>
          <table:table-cell table:style-name="Cell" office:value-type="string">
            <text:p>Manual</text:p>
          </table:table-cell>
          <table:table-cell table:style-name="Cell" office:value-type="string">
            <text:p>Check legends for the figures which shows multiple results or objects.</text:p>
          </table:table-cell>
          <table:table-cell/>
          <table:table-cell table:style-name="ce5"/>
          <table:table-cell table:style-name="Default"/>
          <table:table-cell table:number-columns-repeated="3"/>
        </table:table-row>
        <table:table-row table:style-name="ro1">
          <table:table-cell table:style-name="Heading" table:formula="of:=[.A9]+1" office:value-type="float" office:value="9">
            <text:p>9</text:p>
          </table:table-cell>
          <table:table-cell table:style-name="Heading" office:value-type="string">
            <text:p>Figures/Tables</text:p>
          </table:table-cell>
          <table:table-cell table:style-name="Cell" office:value-type="string">
            <text:p>Header should have the revision number but not the complete file name</text:p>
          </table:table-cell>
          <table:table-cell table:style-name="Cell" office:value-type="string">
            <text:p>TEKDOK_xxx_rev_x is a bad way to mention revision number</text:p>
          </table:table-cell>
          <table:table-cell table:style-name="Cell" office:value-type="string">
            <text:p>Manual</text:p>
          </table:table-cell>
          <table:table-cell table:style-name="Cell" office:value-type="string">
            <text:p>Check name against list of "Silly stuff", e.g. "&amp; -!\"#¤%&amp;/()=?^\\"</text:p>
          </table:table-cell>
          <table:table-cell/>
          <table:table-cell table:style-name="ce5"/>
          <table:table-cell table:style-name="Default"/>
          <table:table-cell table:number-columns-repeated="3"/>
        </table:table-row>
        <table:table-row table:style-name="ro2">
          <table:table-cell table:style-name="Heading" table:formula="of:=[.A10]+1" office:value-type="float" office:value="10">
            <text:p>10</text:p>
          </table:table-cell>
          <table:table-cell table:style-name="Heading" office:value-type="string">
            <text:p>Doc. Info.</text:p>
          </table:table-cell>
          <table:table-cell table:style-name="Cell" office:value-type="string">
            <text:p>Use bullets that represent the intention of the author.</text:p>
          </table:table-cell>
          <table:table-cell table:style-name="Cell" office:value-type="string">
            <text:p>Do not use a “x” bullet for something that a student is expected to do. Use it for something that student should NOT do.</text:p>
          </table:table-cell>
          <table:table-cell table:style-name="Cell" office:value-type="string">
            <text:p>Manual</text:p>
          </table:table-cell>
          <table:table-cell table:style-name="Cell" office:value-type="string">
            <text:p>Check the bullet types used while proof-reading.</text:p>
          </table:table-cell>
          <table:table-cell/>
          <table:table-cell table:style-name="ce5"/>
          <table:table-cell table:style-name="Default"/>
          <table:table-cell table:number-columns-repeated="3"/>
        </table:table-row>
        <table:table-row table:style-name="ro1">
          <table:table-cell table:style-name="Heading" table:formula="of:=[.A11]+1" office:value-type="float" office:value="11">
            <text:p>11</text:p>
          </table:table-cell>
          <table:table-cell table:style-name="Heading" office:value-type="string">
            <text:p>Formatting</text:p>
          </table:table-cell>
          <table:table-cell table:number-columns-repeated="2" table:style-name="Cell" office:value-type="string">
            <text:p>Appendix should be placed after the main body of the document.</text:p>
          </table:table-cell>
          <table:table-cell table:style-name="Cell" office:value-type="string">
            <text:p>Manual</text:p>
          </table:table-cell>
          <table:table-cell table:style-name="Cell" office:value-type="string">
            <text:p>Check the order to sections in the documents.</text:p>
          </table:table-cell>
          <table:table-cell/>
          <table:table-cell table:style-name="ce5"/>
          <table:table-cell table:style-name="Default"/>
          <table:table-cell table:number-columns-repeated="3"/>
        </table:table-row>
        <table:table-row table:style-name="ro1">
          <table:table-cell table:style-name="Heading" table:formula="of:=[.A12]+1" office:value-type="float" office:value="12">
            <text:p>12</text:p>
          </table:table-cell>
          <table:table-cell table:style-name="Heading" office:value-type="string">
            <text:p>Disposition</text:p>
          </table:table-cell>
          <table:table-cell table:style-name="Cell" office:value-type="string">
            <text:p>Check the space between the authors and abstract.</text:p>
          </table:table-cell>
          <table:table-cell table:style-name="Cell" office:value-type="string">
            <text:p>There should be a certain space between abstract and authors information.</text:p>
          </table:table-cell>
          <table:table-cell table:style-name="Cell" office:value-type="string">
            <text:p>Manual</text:p>
          </table:table-cell>
          <table:table-cell table:style-name="Cell" office:value-type="string">
            <text:p>Check the space between the authors and abstract.</text:p>
          </table:table-cell>
          <table:table-cell/>
          <table:table-cell table:style-name="ce5"/>
          <table:table-cell table:style-name="Default"/>
          <table:table-cell table:number-columns-repeated="3"/>
        </table:table-row>
        <table:table-row table:style-name="ro2">
          <table:table-cell table:style-name="Heading" table:formula="of:=[.A13]+1" office:value-type="float" office:value="13">
            <text:p>13</text:p>
          </table:table-cell>
          <table:table-cell table:style-name="Heading" office:value-type="string">
            <text:p>Formatting</text:p>
          </table:table-cell>
          <table:table-cell table:style-name="Cell" office:value-type="string">
            <text:p>For latex users : use detex file.tex and paste in any word processor. Emacs, Kile : spelling check available</text:p>
          </table:table-cell>
          <table:table-cell table:style-name="Cell" office:value-type="string">
            <text:p>detex file.tex &gt; file2.txt and copy in some word processor. For spelling, editors provide spell check</text:p>
          </table:table-cell>
          <table:table-cell table:style-name="Cell" office:value-type="string">
            <text:p>Script/Manual</text:p>
          </table:table-cell>
          <table:table-cell table:style-name="Cell" office:value-type="string">
            <text:p>detex and manual spell check.</text:p>
          </table:table-cell>
          <table:table-cell/>
          <table:table-cell table:style-name="ce5"/>
          <table:table-cell table:style-name="Default"/>
          <table:table-cell table:number-columns-repeated="3"/>
        </table:table-row>
        <table:table-row table:style-name="ro4">
          <table:table-cell table:style-name="Heading" table:formula="of:=[.A14]+1" office:value-type="float" office:value="14">
            <text:p>14</text:p>
          </table:table-cell>
          <table:table-cell table:style-name="Heading" office:value-type="string">
            <text:p>Body text</text:p>
          </table:table-cell>
          <table:table-cell table:style-name="Cell" office:value-type="string">
            <text:p>Never release a premature revision to “customer”, keep them for internal use.</text:p>
          </table:table-cell>
          <table:table-cell table:style-name="Cell" office:value-type="string">
            <text:p>Make sure you have upgraded to the release letter/revision before submission. Strip document of in-house comments. If you release to customer, state “released to customer” in the history.</text:p>
          </table:table-cell>
          <table:table-cell table:style-name="Cell" office:value-type="string">
            <text:p>Script</text:p>
          </table:table-cell>
          <table:table-cell table:style-name="Cell" office:value-type="string">
            <text:p>Do not even think about putting your own name in the "review" field.</text:p>
          </table:table-cell>
          <table:table-cell/>
          <table:table-cell table:style-name="ce5"/>
          <table:table-cell table:style-name="Default"/>
          <table:table-cell table:number-columns-repeated="3"/>
        </table:table-row>
        <table:table-row table:style-name="ro1">
          <table:table-cell table:style-name="Heading" table:formula="of:=[.A15]+1" office:value-type="float" office:value="15">
            <text:p>15</text:p>
          </table:table-cell>
          <table:table-cell table:style-name="Heading" office:value-type="string">
            <text:p>Doc. Info.</text:p>
          </table:table-cell>
          <table:table-cell table:style-name="Cell" office:value-type="string">
            <text:p>Do not forget to use references for figures and tables.</text:p>
          </table:table-cell>
          <table:table-cell table:style-name="Cell" office:value-type="string">
            <text:p>The numbers in table should have appropriate references</text:p>
          </table:table-cell>
          <table:table-cell table:style-name="Cell" office:value-type="string">
            <text:p>Script</text:p>
          </table:table-cell>
          <table:table-cell table:style-name="Cell" office:value-type="string">
            <text:p>Extract list of figures and tables and list of references and cross check them</text:p>
          </table:table-cell>
          <table:table-cell/>
          <table:table-cell table:style-name="ce6"/>
          <table:table-cell table:style-name="Default"/>
          <table:table-cell table:number-columns-repeated="3"/>
        </table:table-row>
        <table:table-row table:style-name="ro4">
          <table:table-cell table:style-name="Heading" table:formula="of:=[.A16]+1" office:value-type="float" office:value="16">
            <text:p>16</text:p>
          </table:table-cell>
          <table:table-cell table:style-name="Heading" office:value-type="string">
            <text:p>Referencing</text:p>
          </table:table-cell>
          <table:table-cell table:style-name="ce1" office:value-type="string">
            <text:p>Font size (text, axes,etc..) in the figures should be large enough for readability. Arrow heads, etc., should be consistent. Use same size operators in figures.</text:p>
          </table:table-cell>
          <table:table-cell table:style-name="Cell" office:value-type="string">
            <text:p>In some figures, its very hard to read the text. The text should be such that after scaling of the figure it could become comparable with the text in the body of report.</text:p>
          </table:table-cell>
          <table:table-cell table:style-name="Cell" office:value-type="string">
            <text:p>Manual</text:p>
          </table:table-cell>
          <table:table-cell table:style-name="Cell" office:value-type="string">
            <text:p>Figures can be generated by script in MATLAB</text:p>
          </table:table-cell>
          <table:table-cell/>
          <table:table-cell table:style-name="ce5"/>
          <table:table-cell table:style-name="Default"/>
          <table:table-cell table:number-columns-repeated="3"/>
        </table:table-row>
        <table:table-row table:style-name="ro1">
          <table:table-cell table:style-name="Heading" table:formula="of:=[.A17]+1" office:value-type="float" office:value="17">
            <text:p>17</text:p>
          </table:table-cell>
          <table:table-cell table:style-name="Heading" office:value-type="string">
            <text:p>Figures/Tables</text:p>
          </table:table-cell>
          <table:table-cell table:style-name="Cell" office:value-type="string">
            <text:p>Side margins</text:p>
          </table:table-cell>
          <table:table-cell table:style-name="Cell" office:value-type="string">
            <text:p>Could utilize more space of the side margins, this much space may not be needed for margins!</text:p>
          </table:table-cell>
          <table:table-cell table:style-name="Cell" office:value-type="string">
            <text:p>Manual</text:p>
          </table:table-cell>
          <table:table-cell table:style-name="Cell" office:value-type="string">
            <text:p>Follow the European margin standard. Use the correct template.</text:p>
          </table:table-cell>
          <table:table-cell/>
          <table:table-cell table:style-name="ce5"/>
          <table:table-cell table:style-name="Default"/>
          <table:table-cell table:number-columns-repeated="3"/>
        </table:table-row>
        <table:table-row table:style-name="ro2">
          <table:table-cell table:style-name="Heading" table:formula="of:=[.A18]+1" office:value-type="float" office:value="18">
            <text:p>18</text:p>
          </table:table-cell>
          <table:table-cell table:style-name="Heading" office:value-type="string">
            <text:p>Typesetting</text:p>
          </table:table-cell>
          <table:table-cell table:style-name="Cell" office:value-type="string">
            <text:p>Correct paragraph numbering</text:p>
          </table:table-cell>
          <table:table-cell table:style-name="Cell" office:value-type="string">
            <text:p>Document is started with subsection rather then section</text:p>
            <text:p/>
          </table:table-cell>
          <table:table-cell table:style-name="Cell" office:value-type="string">
            <text:p>Script</text:p>
          </table:table-cell>
          <table:table-cell table:style-name="Cell" office:value-type="string">
            <text:p>Follow the heading hierarchy; start with 1. Look for empty paragraphs.</text:p>
          </table:table-cell>
          <table:table-cell/>
          <table:table-cell table:style-name="ce5"/>
          <table:table-cell table:style-name="Default"/>
          <table:table-cell table:number-columns-repeated="3"/>
        </table:table-row>
        <table:table-row table:style-name="ro1">
          <table:table-cell table:style-name="Heading" table:formula="of:=[.A19]+1" office:value-type="float" office:value="19">
            <text:p>19</text:p>
          </table:table-cell>
          <table:table-cell table:style-name="Heading" office:value-type="string">
            <text:p>Typesetting</text:p>
          </table:table-cell>
          <table:table-cell table:style-name="Cell" office:value-type="string">
            <text:p>Captions of figures and tables should end in full stop (.)</text:p>
          </table:table-cell>
          <table:table-cell table:style-name="Cell" office:value-type="string">
            <text:p>Full stops must entail all captions and references.</text:p>
          </table:table-cell>
          <table:table-cell table:style-name="Cell" office:value-type="string">
            <text:p>Script</text:p>
          </table:table-cell>
          <table:table-cell table:style-name="ce1" office:value-type="string">
            <text:p>For Latex format, check “.}”</text:p>
          </table:table-cell>
          <table:table-cell/>
          <table:table-cell table:style-name="ce5"/>
          <table:table-cell table:style-name="Default"/>
          <table:table-cell table:number-columns-repeated="3"/>
        </table:table-row>
        <table:table-row table:style-name="ro1">
          <table:table-cell table:style-name="Heading" table:formula="of:=[.A20]+1" office:value-type="float" office:value="20">
            <text:p>20</text:p>
          </table:table-cell>
          <table:table-cell table:style-name="Heading" office:value-type="string">
            <text:p>Figures/Tables</text:p>
          </table:table-cell>
          <table:table-cell table:style-name="Cell" office:value-type="string">
            <text:p>Labels/captions of figures are missing </text:p>
          </table:table-cell>
          <table:table-cell table:style-name="Cell" office:value-type="string">
            <text:p>It is important to understand the figure and tables.</text:p>
          </table:table-cell>
          <table:table-cell table:style-name="Cell" office:value-type="string">
            <text:p>Script</text:p>
          </table:table-cell>
          <table:table-cell table:style-name="Cell" office:value-type="string">
            <text:p>For Latex format, check “capation” and further confirm whether there is text in “{}” after the caption</text:p>
          </table:table-cell>
          <table:table-cell/>
          <table:table-cell table:style-name="ce5"/>
          <table:table-cell table:style-name="Default"/>
          <table:table-cell table:number-columns-repeated="3"/>
        </table:table-row>
        <table:table-row table:style-name="ro1">
          <table:table-cell table:style-name="Heading" table:formula="of:=[.A21]+1" office:value-type="float" office:value="21">
            <text:p>21</text:p>
          </table:table-cell>
          <table:table-cell table:style-name="Heading" office:value-type="string">
            <text:p>Grammar</text:p>
          </table:table-cell>
          <table:table-cell table:style-name="Cell" office:value-type="string">
            <text:p>Avoid usage of mixed tenses (present + past)</text:p>
          </table:table-cell>
          <table:table-cell table:style-name="Cell" office:value-type="string">
            <text:p>“is” and “was” should not be mixed interchangeably </text:p>
          </table:table-cell>
          <table:table-cell table:style-name="Cell" office:value-type="string">
            <text:p>Manual</text:p>
          </table:table-cell>
          <table:table-cell table:style-name="Cell" office:value-type="string">
            <text:p>Grammar checker.</text:p>
          </table:table-cell>
          <table:table-cell/>
          <table:table-cell table:style-name="ce5"/>
          <table:table-cell table:style-name="Default"/>
          <table:table-cell table:number-columns-repeated="3"/>
        </table:table-row>
        <table:table-row table:style-name="ro2">
          <table:table-cell table:style-name="Heading" table:formula="of:=[.A22]+1" office:value-type="float" office:value="22">
            <text:p>22</text:p>
          </table:table-cell>
          <table:table-cell table:style-name="Heading" office:value-type="string">
            <text:p>Equations</text:p>
          </table:table-cell>
          <table:table-cell table:style-name="Cell" office:value-type="string">
            <text:p>Variables and expressions in text</text:p>
          </table:table-cell>
          <table:table-cell table:style-name="Cell" office:value-type="string">
            <text:p>All equation variables and mathematical expressions in the text should be put within $ ... $ for LaTeX and entered as equations in OOO.</text:p>
          </table:table-cell>
          <table:table-cell table:style-name="Cell" office:value-type="string">
            <text:p>Manual</text:p>
          </table:table-cell>
          <table:table-cell table:style-name="Cell" office:value-type="string">
            <text:p>Insert all formulas as formulas (OOo: write formula as text, mark, press alt+i, o, f ) </text:p>
          </table:table-cell>
          <table:table-cell/>
          <table:table-cell table:style-name="ce5"/>
          <table:table-cell table:style-name="Default"/>
          <table:table-cell table:number-columns-repeated="3"/>
        </table:table-row>
        <table:table-row table:style-name="ro1">
          <table:table-cell table:style-name="Heading" table:formula="of:=[.A23]+1" office:value-type="float" office:value="23">
            <text:p>23</text:p>
          </table:table-cell>
          <table:table-cell table:style-name="Heading" office:value-type="string">
            <text:p>Typesetting</text:p>
          </table:table-cell>
          <table:table-cell table:style-name="Cell" office:value-type="string">
            <text:p>Keep the length of the chapter equally distributed to each other or importance.</text:p>
          </table:table-cell>
          <table:table-cell table:style-name="Cell" office:value-type="string">
            <text:p>Too long introduction chapter, divide into sub chapters to balance the length of other chapters</text:p>
          </table:table-cell>
          <table:table-cell table:style-name="Cell" office:value-type="string">
            <text:p>Manual</text:p>
          </table:table-cell>
          <table:table-cell table:style-name="Cell" office:value-type="string">
            <text:p>Introduction should be proportional to the entire document.</text:p>
          </table:table-cell>
          <table:table-cell/>
          <table:table-cell table:style-name="ce5"/>
          <table:table-cell table:style-name="Default"/>
          <table:table-cell table:number-columns-repeated="3"/>
        </table:table-row>
        <table:table-row table:style-name="ro1">
          <table:table-cell table:style-name="Heading" table:formula="of:=[.A24]+1" office:value-type="float" office:value="24">
            <text:p>24</text:p>
          </table:table-cell>
          <table:table-cell table:style-name="Heading" office:value-type="string">
            <text:p>Figures/Tables</text:p>
          </table:table-cell>
          <table:table-cell table:style-name="ce2" office:value-type="string">
            <text:p>Table width should be less than or equal to text width of the page</text:p>
          </table:table-cell>
          <table:table-cell table:style-name="Cell"/>
          <table:table-cell table:style-name="Cell" office:value-type="string">
            <text:p>Manual</text:p>
          </table:table-cell>
          <table:table-cell table:style-name="Cell" office:value-type="string">
            <text:p>Latex gives warning messages for this.</text:p>
          </table:table-cell>
          <table:table-cell/>
          <table:table-cell table:style-name="ce5"/>
          <table:table-cell table:style-name="Default"/>
          <table:table-cell table:number-columns-repeated="3"/>
        </table:table-row>
        <table:table-row table:style-name="ro5">
          <table:table-cell table:style-name="Heading" table:formula="of:=[.A25]+1" office:value-type="float" office:value="25">
            <text:p>25</text:p>
          </table:table-cell>
          <table:table-cell table:style-name="Heading" office:value-type="string">
            <text:p>References</text:p>
          </table:table-cell>
          <table:table-cell table:style-name="Cell" office:value-type="string">
            <text:p>List of references</text:p>
          </table:table-cell>
          <table:table-cell table:style-name="Cell" office:value-type="string">
            <text:p>Some standard should be adopted and the list should be consistent. Check handling of revisions of references. Refer to document number, path to document and active revision of document. Review type setting of list of references. Reference item 1 should be “A Handbook ... instead of “a handbook ......</text:p>
          </table:table-cell>
          <table:table-cell table:style-name="Cell" office:value-type="string">
            <text:p>Manual</text:p>
          </table:table-cell>
          <table:table-cell table:style-name="Cell" office:value-type="string">
            <text:p>Latex: Use bibtex to generate standard references</text:p>
            <text:p>OOO: use bibliography database</text:p>
          </table:table-cell>
          <table:table-cell/>
          <table:table-cell table:style-name="Default" table:number-columns-repeated="2"/>
          <table:table-cell table:number-columns-repeated="3"/>
        </table:table-row>
        <table:table-row table:style-name="ro1">
          <table:table-cell table:style-name="Heading" table:formula="of:=[.A26]+1" office:value-type="float" office:value="26">
            <text:p>26</text:p>
          </table:table-cell>
          <table:table-cell table:style-name="Heading" office:value-type="string">
            <text:p>Formatting</text:p>
          </table:table-cell>
          <table:table-cell table:style-name="Cell" office:value-type="string">
            <text:p>Avoid using references in headings</text:p>
          </table:table-cell>
          <table:table-cell table:style-name="Cell" office:value-type="string">
            <text:p>Looks strange, can be mixed up with heading numbering</text:p>
          </table:table-cell>
          <table:table-cell table:style-name="Cell" office:value-type="string">
            <text:p>Script</text:p>
          </table:table-cell>
          <table:table-cell table:style-name="Cell" office:value-type="string">
            <text:p>Look for ‘[‘ ‘]’ in headings/sections</text:p>
          </table:table-cell>
          <table:table-cell/>
          <table:table-cell table:style-name="ce5"/>
          <table:table-cell table:style-name="Default"/>
          <table:table-cell table:number-columns-repeated="3"/>
        </table:table-row>
        <table:table-row table:style-name="ro1">
          <table:table-cell table:style-name="Heading" table:formula="of:=[.A27]+1" office:value-type="float" office:value="27">
            <text:p>27</text:p>
          </table:table-cell>
          <table:table-cell table:style-name="Heading" office:value-type="string">
            <text:p>Formatting</text:p>
          </table:table-cell>
          <table:table-cell table:style-name="Cell" office:value-type="string">
            <text:p>Use ":" after as follows when examples are given immediately.</text:p>
          </table:table-cell>
          <table:table-cell table:style-name="ce1" office:value-type="string">
            <text:p>Use ":" after as follows when examples are given immediately.</text:p>
          </table:table-cell>
          <table:table-cell table:style-name="Cell" office:value-type="string">
            <text:p>Script</text:p>
          </table:table-cell>
          <table:table-cell table:style-name="Cell" office:value-type="string">
            <text:p>Look for “ :”</text:p>
          </table:table-cell>
          <table:table-cell/>
          <table:table-cell table:style-name="ce5"/>
          <table:table-cell table:style-name="Default"/>
          <table:table-cell table:number-columns-repeated="3"/>
        </table:table-row>
        <table:table-row table:style-name="ro3">
          <table:table-cell table:style-name="Heading" table:formula="of:=[.A28]+1" office:value-type="float" office:value="28">
            <text:p>28</text:p>
          </table:table-cell>
          <table:table-cell table:style-name="Heading" office:value-type="string">
            <text:p>Typesetting</text:p>
          </table:table-cell>
          <table:table-cell table:style-name="Cell" office:value-type="string">
            <text:p>Non-consistent way of starting a new paragraph;</text:p>
          </table:table-cell>
          <table:table-cell table:style-name="Cell" office:value-type="string">
            <text:p>Be consistent with and without indents.</text:p>
          </table:table-cell>
          <table:table-cell table:style-name="Cell" office:value-type="string">
            <text:p>Script</text:p>
          </table:table-cell>
          <table:table-cell table:style-name="Cell" office:value-type="string">
            <text:p>Look for first characters after section heading.</text:p>
          </table:table-cell>
          <table:table-cell/>
          <table:table-cell table:style-name="ce5"/>
          <table:table-cell table:style-name="Default"/>
          <table:table-cell table:number-columns-repeated="3"/>
        </table:table-row>
        <table:table-row table:style-name="ro1">
          <table:table-cell table:style-name="Heading" table:formula="of:=[.A29]+1" office:value-type="float" office:value="29">
            <text:p>29</text:p>
          </table:table-cell>
          <table:table-cell table:style-name="Heading" office:value-type="string">
            <text:p>Referencing</text:p>
          </table:table-cell>
          <table:table-cell table:style-name="Cell" office:value-type="string">
            <text:p>Abstract should not contain references</text:p>
          </table:table-cell>
          <table:table-cell table:style-name="Cell" office:value-type="string">
            <text:p>References can and should be used in introductions but not in abstracts.</text:p>
          </table:table-cell>
          <table:table-cell table:style-name="Cell" office:value-type="string">
            <text:p>Script</text:p>
          </table:table-cell>
          <table:table-cell table:style-name="Cell" office:value-type="string">
            <text:p>Look for references in abstract paragraph</text:p>
          </table:table-cell>
          <table:table-cell/>
          <table:table-cell table:style-name="ce5"/>
          <table:table-cell table:style-name="Default"/>
          <table:table-cell table:number-columns-repeated="3"/>
        </table:table-row>
        <table:table-row table:style-name="ro1">
          <table:table-cell table:style-name="Heading" table:formula="of:=[.A30]+1" office:value-type="float" office:value="30">
            <text:p>30</text:p>
          </table:table-cell>
          <table:table-cell table:style-name="Heading" office:value-type="string">
            <text:p>Equations</text:p>
          </table:table-cell>
          <table:table-cell table:style-name="ce2" office:value-type="string">
            <text:p>All equation parameters must be identified what they stand for. </text:p>
          </table:table-cell>
          <table:table-cell table:style-name="Cell" office:value-type="string">
            <text:p>, where a is ..., b is ..., and c is ... .</text:p>
          </table:table-cell>
          <table:table-cell table:style-name="Cell" office:value-type="string">
            <text:p>Manual</text:p>
          </table:table-cell>
          <table:table-cell table:style-name="Cell" office:value-type="string">
            <text:p>Make a list of all equation variables and cross check them with the text.</text:p>
          </table:table-cell>
          <table:table-cell/>
          <table:table-cell table:style-name="ce5"/>
          <table:table-cell table:style-name="Default"/>
          <table:table-cell table:number-columns-repeated="3"/>
        </table:table-row>
        <table:table-row table:style-name="ro3">
          <table:table-cell table:style-name="Heading" table:formula="of:=[.A31]+1" office:value-type="float" office:value="31">
            <text:p>31</text:p>
          </table:table-cell>
          <table:table-cell table:style-name="Heading" office:value-type="string">
            <text:p>Figures/Tables</text:p>
          </table:table-cell>
          <table:table-cell table:style-name="Cell" office:value-type="string">
            <text:p>Use caption at the top of the tables.</text:p>
          </table:table-cell>
          <table:table-cell table:style-name="Cell" office:value-type="string">
            <text:p>Most often table caption is at the top of the table.</text:p>
          </table:table-cell>
          <table:table-cell table:style-name="Cell" office:value-type="string">
            <text:p>Manual</text:p>
          </table:table-cell>
          <table:table-cell table:style-name="Cell" office:value-type="string">
            <text:p>Make sure the right template is used.</text:p>
          </table:table-cell>
          <table:table-cell table:number-columns-repeated="6"/>
        </table:table-row>
        <table:table-row table:style-name="ro4">
          <table:table-cell table:style-name="Heading" table:formula="of:=[.A32]+1" office:value-type="float" office:value="32">
            <text:p>32</text:p>
          </table:table-cell>
          <table:table-cell table:style-name="Heading" office:value-type="string">
            <text:p>Figures/Tables</text:p>
          </table:table-cell>
          <table:table-cell table:style-name="Cell" office:value-type="string">
            <text:p>Figures with Circuit Diagrams should have components named as say M1 for MOS, FF1 for flip-flop.</text:p>
          </table:table-cell>
          <table:table-cell table:style-name="Cell" office:value-type="string">
            <text:p>Do not use Register 1 or Flop 2, insead use Register R1 or flop FF2 so that it becomes easy to refer it again later. The reader knows that its a flop or a register by then.</text:p>
          </table:table-cell>
          <table:table-cell table:style-name="Cell" office:value-type="string">
            <text:p>Manual</text:p>
          </table:table-cell>
          <table:table-cell table:style-name="Cell" office:value-type="string">
            <text:p>Manual Document Review of the diagrams and the text.</text:p>
          </table:table-cell>
          <table:table-cell table:number-columns-repeated="6"/>
        </table:table-row>
        <table:table-row table:style-name="ro1">
          <table:table-cell table:style-name="Heading" table:formula="of:=[.A33]+1" office:value-type="float" office:value="33">
            <text:p>33</text:p>
          </table:table-cell>
          <table:table-cell table:style-name="Heading" office:value-type="string">
            <text:p>Doc. Info.</text:p>
          </table:table-cell>
          <table:table-cell table:style-name="Cell" office:value-type="string">
            <text:p>File name revision and document revision</text:p>
          </table:table-cell>
          <table:table-cell table:style-name="Cell" office:value-type="string">
            <text:p>Check the file name and history table and headers, etc.</text:p>
          </table:table-cell>
          <table:table-cell table:style-name="Cell" office:value-type="string">
            <text:p>Script</text:p>
          </table:table-cell>
          <table:table-cell table:style-name="Cell" office:value-type="string">
            <text:p>Manual. Use header/footer and make sure to update the variables.</text:p>
          </table:table-cell>
          <table:table-cell table:number-columns-repeated="6"/>
        </table:table-row>
        <table:table-row table:style-name="ro1">
          <table:table-cell table:style-name="Heading" table:formula="of:=[.A34]+1" office:value-type="float" office:value="34">
            <text:p>34</text:p>
          </table:table-cell>
          <table:table-cell table:style-name="Heading" office:value-type="string">
            <text:p>Figures/Tables</text:p>
          </table:table-cell>
          <table:table-cell table:style-name="ce1" office:value-type="string">
            <text:p>Indicate clearly in the figure if there is a zoom-in sub-figure</text:p>
          </table:table-cell>
          <table:table-cell table:style-name="Cell" office:value-type="string">
            <text:p>We don't want to make the reader confused with zoom in figures</text:p>
          </table:table-cell>
          <table:table-cell table:style-name="Cell" office:value-type="string">
            <text:p>Manual</text:p>
          </table:table-cell>
          <table:table-cell table:style-name="Cell" office:value-type="string">
            <text:p>Ocular inspection of figures</text:p>
          </table:table-cell>
          <table:table-cell table:number-columns-repeated="6"/>
        </table:table-row>
        <table:table-row table:style-name="ro1">
          <table:table-cell table:style-name="Heading" table:formula="of:=[.A35]+1" office:value-type="float" office:value="35">
            <text:p>35</text:p>
          </table:table-cell>
          <table:table-cell table:style-name="Heading" office:value-type="string">
            <text:p>Body text</text:p>
          </table:table-cell>
          <table:table-cell table:style-name="Cell" office:value-type="string">
            <text:p>Verify that spaces are used correctly. I.e., not missing or use of more than one</text:p>
          </table:table-cell>
          <table:table-cell table:style-name="Cell" office:value-type="string">
            <text:p>Extra spaces are automatically removed in TeX.</text:p>
          </table:table-cell>
          <table:table-cell table:style-name="Cell" office:value-type="string">
            <text:p>Script</text:p>
          </table:table-cell>
          <table:table-cell table:style-name="ce1" office:value-type="string">
            <text:p>OOo: Search for the double space several rounds. </text:p>
          </table:table-cell>
          <table:table-cell table:number-columns-repeated="6"/>
        </table:table-row>
        <table:table-row table:style-name="ro1">
          <table:table-cell table:style-name="Heading" table:formula="of:=[.A36]+1" office:value-type="float" office:value="36">
            <text:p>36</text:p>
          </table:table-cell>
          <table:table-cell table:style-name="Heading" office:value-type="string">
            <text:p>Equations</text:p>
          </table:table-cell>
          <table:table-cell table:style-name="Cell" office:value-type="string">
            <text:p>Text in equations</text:p>
          </table:table-cell>
          <table:table-cell table:style-name="Cell" office:value-type="string">
            <text:p>To write text in equations use either \textit or \textrm for LaTeX and “ ... “ in OOO</text:p>
          </table:table-cell>
          <table:table-cell table:style-name="Cell" office:value-type="string">
            <text:p>Manual</text:p>
          </table:table-cell>
          <table:table-cell table:style-name="ce1" office:value-type="string">
            <text:p>OOo: Use quotes in formulas for text.</text:p>
          </table:table-cell>
          <table:table-cell/>
          <table:table-cell table:style-name="ce7"/>
          <table:table-cell table:number-columns-repeated="4"/>
        </table:table-row>
        <table:table-row table:style-name="ro1">
          <table:table-cell table:style-name="Heading" table:formula="of:=[.A37]+1" office:value-type="float" office:value="37">
            <text:p>37</text:p>
          </table:table-cell>
          <table:table-cell table:style-name="Heading" office:value-type="string">
            <text:p>Disposition</text:p>
          </table:table-cell>
          <table:table-cell table:style-name="Cell" office:value-type="string">
            <text:p>Is the key point of the paper there? Does it correspond to title?</text:p>
          </table:table-cell>
          <table:table-cell table:style-name="Cell"/>
          <table:table-cell table:style-name="Cell" office:value-type="string">
            <text:p>Manual</text:p>
          </table:table-cell>
          <table:table-cell table:style-name="Cell" office:value-type="string">
            <text:p>Peer-review</text:p>
          </table:table-cell>
          <table:table-cell/>
          <table:table-cell table:style-name="ce7"/>
          <table:table-cell table:number-columns-repeated="4"/>
        </table:table-row>
        <table:table-row table:style-name="ro1">
          <table:table-cell table:style-name="Heading" table:formula="of:=[.A38]+1" office:value-type="float" office:value="38">
            <text:p>38</text:p>
          </table:table-cell>
          <table:table-cell table:style-name="Heading" office:value-type="string">
            <text:p>Doc. Info.</text:p>
          </table:table-cell>
          <table:table-cell table:style-name="Cell" office:value-type="string">
            <text:p>Author vs reviewer</text:p>
          </table:table-cell>
          <table:table-cell table:style-name="Cell" office:value-type="string">
            <text:p>Do not use same reviewer name as author/issuer</text:p>
          </table:table-cell>
          <table:table-cell table:style-name="Cell" office:value-type="string">
            <text:p>Script</text:p>
          </table:table-cell>
          <table:table-cell table:style-name="Cell" office:value-type="string">
            <text:p>Read latest post in revision table and compare revision number with document name/header/variable</text:p>
          </table:table-cell>
          <table:table-cell table:number-columns-repeated="6"/>
        </table:table-row>
        <table:table-row table:style-name="ro1">
          <table:table-cell table:style-name="Heading" table:formula="of:=[.A39]+1" office:value-type="float" office:value="39">
            <text:p>39</text:p>
          </table:table-cell>
          <table:table-cell table:style-name="Heading" office:value-type="string">
            <text:p>Doc. Info.</text:p>
          </table:table-cell>
          <table:table-cell table:style-name="Cell" office:value-type="string">
            <text:p>Illegal characters in file names</text:p>
          </table:table-cell>
          <table:table-cell table:style-name="Cell" office:value-type="string">
            <text:p>Remove the “&amp;” and other silly stuff in the document file names (like space and “-”)</text:p>
          </table:table-cell>
          <table:table-cell table:style-name="Cell" office:value-type="string">
            <text:p>Script</text:p>
          </table:table-cell>
          <table:table-cell table:style-name="Cell" office:value-type="string">
            <text:p>Read latest post in revision table and make sure revision number does not contain "P&lt;digit&gt;".</text:p>
          </table:table-cell>
          <table:table-cell table:number-columns-repeated="6"/>
        </table:table-row>
        <table:table-row table:style-name="ro1">
          <table:table-cell table:style-name="Heading" table:formula="of:=[.A40]+1" office:value-type="float" office:value="40">
            <text:p>40</text:p>
          </table:table-cell>
          <table:table-cell table:style-name="Heading" office:value-type="string">
            <text:p>Formatting</text:p>
          </table:table-cell>
          <table:table-cell table:style-name="Cell" office:value-type="string">
            <text:p>Abstract should be before the table of contents.</text:p>
          </table:table-cell>
          <table:table-cell table:style-name="Cell" office:value-type="string">
            <text:p>Do not have the table of contents right after the title. The reader should know whats coming next.</text:p>
          </table:table-cell>
          <table:table-cell table:style-name="Cell" office:value-type="string">
            <text:p>Manual</text:p>
          </table:table-cell>
          <table:table-cell table:style-name="Cell" office:value-type="string">
            <text:p>Review and Peer Review of the document.</text:p>
          </table:table-cell>
          <table:table-cell table:number-columns-repeated="6"/>
        </table:table-row>
        <table:table-row table:style-name="ro1">
          <table:table-cell table:style-name="Heading" table:formula="of:=[.A41]+1" office:value-type="float" office:value="41">
            <text:p>41</text:p>
          </table:table-cell>
          <table:table-cell table:style-name="Heading" office:value-type="string">
            <text:p>Equations</text:p>
          </table:table-cell>
          <table:table-cell table:style-name="Cell" office:value-type="string">
            <text:p>Comma efter equation</text:p>
          </table:table-cell>
          <table:table-cell table:style-name="Cell" office:value-type="string">
            <text:p>Where applicable, use a comma (,) after the equation</text:p>
          </table:table-cell>
          <table:table-cell table:style-name="Cell" office:value-type="string">
            <text:p>Script</text:p>
          </table:table-cell>
          <table:table-cell table:style-name="Cell" office:value-type="string">
            <text:p>Script only allows equ followd by either [. space capital] or [, space versal] [. space CR capital], other wise error.</text:p>
          </table:table-cell>
          <table:table-cell table:number-columns-repeated="6"/>
        </table:table-row>
        <table:table-row table:style-name="ro1">
          <table:table-cell table:style-name="Heading" table:formula="of:=[.A42]+1" office:value-type="float" office:value="42">
            <text:p>42</text:p>
          </table:table-cell>
          <table:table-cell table:style-name="Heading" office:value-type="string">
            <text:p>Equations</text:p>
          </table:table-cell>
          <table:table-cell table:style-name="Cell" office:value-type="string">
            <text:p>Full stop after equation</text:p>
          </table:table-cell>
          <table:table-cell table:style-name="Cell" office:value-type="string">
            <text:p>Equations ending a sentence should end with a full stop (.)</text:p>
          </table:table-cell>
          <table:table-cell table:style-name="Cell" office:value-type="string">
            <text:p>Script</text:p>
          </table:table-cell>
          <table:table-cell table:style-name="Cell" office:value-type="string">
            <text:p>Script only allows equ followd by either [. space capital] or [, space versal] [. space CR capital], other wise error.</text:p>
          </table:table-cell>
          <table:table-cell table:number-columns-repeated="6"/>
        </table:table-row>
        <table:table-row table:style-name="ro3">
          <table:table-cell table:style-name="Heading" table:formula="of:=[.A43]+1" office:value-type="float" office:value="43">
            <text:p>43</text:p>
          </table:table-cell>
          <table:table-cell table:style-name="Heading" office:value-type="string">
            <text:p>Body text</text:p>
          </table:table-cell>
          <table:table-cell table:style-name="Cell" office:value-type="string">
            <text:p>Typeset units correctly</text:p>
          </table:table-cell>
          <table:table-cell table:style-name="Cell" office:value-type="string">
            <text:p>MHZ should be MHz</text:p>
          </table:table-cell>
          <table:table-cell table:style-name="Cell" office:value-type="string">
            <text:p>Script</text:p>
          </table:table-cell>
          <table:table-cell table:style-name="Cell" office:value-type="string">
            <text:p>Search and replace "MHZ" with "MHz"</text:p>
          </table:table-cell>
          <table:table-cell table:number-columns-repeated="6"/>
        </table:table-row>
        <table:table-row table:style-name="ro3">
          <table:table-cell table:style-name="Heading" table:formula="of:=[.A44]+1" office:value-type="float" office:value="44">
            <text:p>44</text:p>
          </table:table-cell>
          <table:table-cell table:style-name="Heading" office:value-type="string">
            <text:p>Equations</text:p>
          </table:table-cell>
          <table:table-cell table:style-name="Cell" office:value-type="string">
            <text:p>Avoid using \frac in equations in body text</text:p>
          </table:table-cell>
          <table:table-cell table:style-name="Cell" office:value-type="string">
            <text:p>Can cause very small fonts.</text:p>
          </table:table-cell>
          <table:table-cell table:style-name="Cell" office:value-type="string">
            <text:p>Script</text:p>
          </table:table-cell>
          <table:table-cell table:style-name="Cell" office:value-type="string">
            <text:p>Search for " $\frac$ " in tex. OOo?</text:p>
          </table:table-cell>
          <table:table-cell table:number-columns-repeated="6"/>
        </table:table-row>
        <table:table-row table:style-name="ro3">
          <table:table-cell table:style-name="Heading" table:formula="of:=[.A45]+1" office:value-type="float" office:value="45">
            <text:p>45</text:p>
          </table:table-cell>
          <table:table-cell table:style-name="Heading" office:value-type="string">
            <text:p>Equations</text:p>
          </table:table-cell>
          <table:table-cell table:style-name="Cell" office:value-type="string">
            <text:p>Do not use “*” for multiplication</text:p>
          </table:table-cell>
          <table:table-cell table:style-name="Cell" office:value-type="string">
            <text:p>In LaTeX: $...\times...$. In OOO: times</text:p>
          </table:table-cell>
          <table:table-cell table:style-name="Cell" office:value-type="string">
            <text:p>Script</text:p>
          </table:table-cell>
          <table:table-cell table:style-name="Cell" office:value-type="string">
            <text:p>Search for * in equation clause.</text:p>
          </table:table-cell>
          <table:table-cell table:number-columns-repeated="6"/>
        </table:table-row>
        <table:table-row table:style-name="ro1">
          <table:table-cell table:style-name="Heading" table:formula="of:=[.A46]+1" office:value-type="float" office:value="46">
            <text:p>46</text:p>
          </table:table-cell>
          <table:table-cell table:style-name="Heading" office:value-type="string">
            <text:p>Typesetting</text:p>
          </table:table-cell>
          <table:table-cell table:style-name="Cell" office:value-type="string">
            <text:p>Space before citations</text:p>
          </table:table-cell>
          <table:table-cell table:style-name="Cell" office:value-type="string">
            <text:p>There should be space before cited reference numbers in the text.</text:p>
          </table:table-cell>
          <table:table-cell table:style-name="Cell" office:value-type="string">
            <text:p>Script</text:p>
          </table:table-cell>
          <table:table-cell table:style-name="Cell" office:value-type="string">
            <text:p>Search for all citations and add a space before them.</text:p>
          </table:table-cell>
          <table:table-cell table:number-columns-repeated="6"/>
        </table:table-row>
        <table:table-row table:style-name="ro1">
          <table:table-cell table:style-name="Heading" table:formula="of:=[.A47]+1" office:value-type="float" office:value="47">
            <text:p>47</text:p>
          </table:table-cell>
          <table:table-cell table:style-name="Heading" office:value-type="string">
            <text:p>Body text</text:p>
          </table:table-cell>
          <table:table-cell table:style-name="Cell" office:value-type="string">
            <text:p>Spell numbers up until 12. After this, one can write number as it is.</text:p>
          </table:table-cell>
          <table:table-cell table:style-name="Cell" office:value-type="string">
            <text:p>four, five, 12, 13, 14 etc</text:p>
          </table:table-cell>
          <table:table-cell table:style-name="Cell" office:value-type="string">
            <text:p>Script</text:p>
          </table:table-cell>
          <table:table-cell table:style-name="Cell" office:value-type="string">
            <text:p>Search for the string " x " or " 11 " and " 12 ", where x={1, 2, 3, 4, 5, 6, 7, 8, 9} </text:p>
          </table:table-cell>
          <table:table-cell table:number-columns-repeated="6"/>
        </table:table-row>
        <table:table-row table:style-name="ro1">
          <table:table-cell table:style-name="Heading" table:formula="of:=[.A48]+1" office:value-type="float" office:value="48">
            <text:p>48</text:p>
          </table:table-cell>
          <table:table-cell table:style-name="Heading" office:value-type="string">
            <text:p>Referencing</text:p>
          </table:table-cell>
          <table:table-cell table:style-name="Cell" office:value-type="string">
            <text:p>Make sure that all references are correctly evaluated.</text:p>
          </table:table-cell>
          <table:table-cell table:style-name="Cell" office:value-type="string">
            <text:p>OOo highlights are shaded grey. </text:p>
          </table:table-cell>
          <table:table-cell table:style-name="Cell" office:value-type="string">
            <text:p>Script</text:p>
          </table:table-cell>
          <table:table-cell table:style-name="ce1" office:value-type="string">
            <text:p>Search PDF for text ”Error:”.</text:p>
          </table:table-cell>
          <table:table-cell table:number-columns-repeated="6"/>
        </table:table-row>
        <table:table-row table:style-name="ro6">
          <table:table-cell table:style-name="Heading" table:formula="of:=[.A49]+1" office:value-type="float" office:value="49">
            <text:p>49</text:p>
          </table:table-cell>
          <table:table-cell table:style-name="Heading" office:value-type="string">
            <text:p>Figures/Tables</text:p>
          </table:table-cell>
          <table:table-cell table:style-name="Cell" office:value-type="string">
            <text:p>Figure compatibility</text:p>
          </table:table-cell>
          <table:table-cell table:style-name="Cell" office:value-type="string">
            <text:p>Make sure the pictures come out OK in all portable formats</text:p>
          </table:table-cell>
          <table:table-cell table:style-name="Cell" office:value-type="string">
            <text:p>Manual</text:p>
          </table:table-cell>
          <table:table-cell table:style-name="Cell_20_TBD" office:value-type="string">
            <text:p>TBD</text:p>
          </table:table-cell>
          <table:table-cell table:number-columns-repeated="6"/>
        </table:table-row>
        <table:table-row table:style-name="ro7">
          <table:table-cell table:style-name="Heading" table:formula="of:=[.A50]+1" office:value-type="float" office:value="50">
            <text:p>50</text:p>
          </table:table-cell>
          <table:table-cell table:style-name="Heading" office:value-type="string">
            <text:p>Figures/Tables</text:p>
          </table:table-cell>
          <table:table-cell table:style-name="Cell" office:value-type="string">
            <text:p>Use high contrast in figures.</text:p>
          </table:table-cell>
          <table:table-cell table:style-name="Cell" office:value-type="string">
            <text:p>Black text in a dark blue box is hard to read.</text:p>
          </table:table-cell>
          <table:table-cell table:style-name="Cell" office:value-type="string">
            <text:p>Manual</text:p>
          </table:table-cell>
          <table:table-cell table:style-name="Cell_20_TBD" office:value-type="string">
            <text:p>TBD</text:p>
          </table:table-cell>
          <table:table-cell table:number-columns-repeated="6"/>
        </table:table-row>
        <table:table-row table:style-name="ro8">
          <table:table-cell table:style-name="Heading" table:formula="of:=[.A51]+1" office:value-type="float" office:value="51">
            <text:p>51</text:p>
          </table:table-cell>
          <table:table-cell table:style-name="Heading" office:value-type="string">
            <text:p>Figures/Tables</text:p>
          </table:table-cell>
          <table:table-cell table:style-name="Cell" office:value-type="string">
            <text:p>Do not use red and green color in the same.</text:p>
          </table:table-cell>
          <table:table-cell table:style-name="Cell" office:value-type="string">
            <text:p>It is better to avoid using red and green color in the picture, since color-blind people cannot recognize them.</text:p>
          </table:table-cell>
          <table:table-cell table:style-name="Cell" office:value-type="string">
            <text:p>Manual</text:p>
          </table:table-cell>
          <table:table-cell table:style-name="Cell_20_TBD" office:value-type="string">
            <text:p>TBD</text:p>
          </table:table-cell>
          <table:table-cell table:number-columns-repeated="6"/>
        </table:table-row>
        <table:table-row table:style-name="ro6">
          <table:table-cell table:style-name="Heading" table:formula="of:=[.A52]+1" office:value-type="float" office:value="52">
            <text:p>52</text:p>
          </table:table-cell>
          <table:table-cell table:style-name="Heading" office:value-type="string">
            <text:p>Formatting</text:p>
          </table:table-cell>
          <table:table-cell table:style-name="Cell" office:value-type="string">
            <text:p>Introduction/abstract heading missing, all body texts should have headings</text:p>
          </table:table-cell>
          <table:table-cell table:style-name="Cell" office:value-type="string">
            <text:p>References not in standard format as provided in guidelines.</text:p>
          </table:table-cell>
          <table:table-cell table:style-name="Cell" office:value-type="string">
            <text:p>Manual</text:p>
          </table:table-cell>
          <table:table-cell table:style-name="Cell_20_TBD" office:value-type="string">
            <text:p>TBD</text:p>
          </table:table-cell>
          <table:table-cell table:number-columns-repeated="6"/>
        </table:table-row>
        <table:table-row table:style-name="ro8">
          <table:table-cell table:style-name="Heading" table:formula="of:=[.A53]+1" office:value-type="float" office:value="53">
            <text:p>53</text:p>
          </table:table-cell>
          <table:table-cell table:style-name="Heading" office:value-type="string">
            <text:p>Formatting</text:p>
          </table:table-cell>
          <table:table-cell table:style-name="Cell" office:value-type="string">
            <text:p>Do not use double quotation marks around single characters</text:p>
          </table:table-cell>
          <table:table-cell table:style-name="Cell" office:value-type="string">
            <text:p>Double quotation are used for “words” or sentences. Single quotation are used for single characters. E.g. 'a' or ':'. </text:p>
          </table:table-cell>
          <table:table-cell table:style-name="Cell" office:value-type="string">
            <text:p>Manual</text:p>
          </table:table-cell>
          <table:table-cell table:style-name="Cell_20_TBD" office:value-type="string">
            <text:p>TBD</text:p>
          </table:table-cell>
          <table:table-cell table:number-columns-repeated="6"/>
        </table:table-row>
        <table:table-row table:style-name="ro6">
          <table:table-cell table:style-name="Heading" table:formula="of:=[.A54]+1" office:value-type="float" office:value="54">
            <text:p>54</text:p>
          </table:table-cell>
          <table:table-cell table:style-name="Heading" office:value-type="string">
            <text:p>Formatting</text:p>
          </table:table-cell>
          <table:table-cell table:style-name="Cell" office:value-type="string">
            <text:p>Manual space between text</text:p>
          </table:table-cell>
          <table:table-cell table:style-name="Cell" office:value-type="string">
            <text:p>Do not use carriage return to mark space between paragraphs, use the templates to control this.</text:p>
          </table:table-cell>
          <table:table-cell table:style-name="Cell" office:value-type="string">
            <text:p>Script</text:p>
          </table:table-cell>
          <table:table-cell table:style-name="Cell_20_TBD" office:value-type="string">
            <text:p>TBD</text:p>
          </table:table-cell>
          <table:table-cell table:number-columns-repeated="6"/>
        </table:table-row>
        <table:table-row table:style-name="ro6">
          <table:table-cell table:style-name="Heading" table:formula="of:=[.A55]+1" office:value-type="float" office:value="55">
            <text:p>55</text:p>
          </table:table-cell>
          <table:table-cell table:style-name="Heading" office:value-type="string">
            <text:p>Formatting</text:p>
          </table:table-cell>
          <table:table-cell table:style-name="Cell" office:value-type="string">
            <text:p>Paragraph subtitles should have consistent naming scheme.</text:p>
          </table:table-cell>
          <table:table-cell table:style-name="Cell" office:value-type="string">
            <text:p>Title of paragraphs should be consistent in term of small or capital letters. </text:p>
          </table:table-cell>
          <table:table-cell table:style-name="Cell" office:value-type="string">
            <text:p>Script</text:p>
          </table:table-cell>
          <table:table-cell table:style-name="Cell_20_TBD" office:value-type="string">
            <text:p>TBD</text:p>
          </table:table-cell>
          <table:table-cell table:number-columns-repeated="6"/>
        </table:table-row>
        <table:table-row table:style-name="ro6">
          <table:table-cell table:style-name="Heading" table:formula="of:=[.A56]+1" office:value-type="float" office:value="56">
            <text:p>56</text:p>
          </table:table-cell>
          <table:table-cell table:style-name="Heading" office:value-type="string">
            <text:p>Formatting</text:p>
          </table:table-cell>
          <table:table-cell table:style-name="Cell" office:value-type="string">
            <text:p>Verify fonts in the PDFs</text:p>
          </table:table-cell>
          <table:table-cell table:style-name="Cell" office:value-type="string">
            <text:p>Document could fail miserably when porting to different platforms.</text:p>
          </table:table-cell>
          <table:table-cell table:style-name="Cell" office:value-type="string">
            <text:p>Script</text:p>
          </table:table-cell>
          <table:table-cell table:style-name="Cell_20_TBD" office:value-type="string">
            <text:p>TBD</text:p>
          </table:table-cell>
          <table:table-cell table:number-columns-repeated="6"/>
        </table:table-row>
        <table:table-row table:style-name="ro9">
          <table:table-cell table:style-name="Heading" table:formula="of:=[.A57]+1" office:value-type="float" office:value="57">
            <text:p>57</text:p>
          </table:table-cell>
          <table:table-cell table:style-name="Heading" office:value-type="string">
            <text:p>Formatting</text:p>
          </table:table-cell>
          <table:table-cell table:style-name="Cell" office:value-type="string">
            <text:p>Remove all unmotivated upper-case letters in the text</text:p>
          </table:table-cell>
          <table:table-cell table:style-name="Cell" office:value-type="string">
            <text:p>Be consistent! <text:s/>A word starts with a capital letter if: a) the word starts sentence, b) it is a name of a person, a thing, day or month, or c) titles of books or people.</text:p>
          </table:table-cell>
          <table:table-cell table:style-name="Cell" office:value-type="string">
            <text:p>Script/Manual</text:p>
          </table:table-cell>
          <table:table-cell table:style-name="Cell_20_TBD" office:value-type="string">
            <text:p>TBD</text:p>
          </table:table-cell>
          <table:table-cell table:number-columns-repeated="6"/>
        </table:table-row>
        <table:table-row table:style-name="ro10">
          <table:table-cell table:style-name="Heading" table:formula="of:=[.A58]+1" office:value-type="float" office:value="58">
            <text:p>58</text:p>
          </table:table-cell>
          <table:table-cell table:style-name="Heading" office:value-type="string">
            <text:p>Grammar</text:p>
          </table:table-cell>
          <table:table-cell table:style-name="Cell" office:value-type="string">
            <text:p>Check spelling and grammar</text:p>
          </table:table-cell>
          <table:table-cell table:style-name="ce1" office:value-type="string">
            <text:p>Check mix of British and American English. <text:s/>Should normally be handled by the grammar checker. For example, the expression “contains of” should be replaced by “consist of”. If you have doubt about how to use words or expressions in a sentence, refere to many online English dictionaries (such as <text:a xlink:href="http://www.thefreedictionary.com/">www.thefreedictionary.com</text:a>).. Check language settings to avoid two or more languages. </text:p>
          </table:table-cell>
          <table:table-cell table:style-name="Cell" office:value-type="string">
            <text:p>Script/Manual</text:p>
          </table:table-cell>
          <table:table-cell table:style-name="Cell_20_TBD" office:value-type="string">
            <text:p>TBD</text:p>
          </table:table-cell>
          <table:table-cell/>
          <table:table-cell table:style-name="Default"/>
          <table:table-cell table:number-columns-repeated="4"/>
        </table:table-row>
        <table:table-row table:style-name="ro8">
          <table:table-cell table:style-name="Heading" table:formula="of:=[.A59]+1" office:value-type="float" office:value="59">
            <text:p>59</text:p>
          </table:table-cell>
          <table:table-cell table:style-name="Heading" office:value-type="string">
            <text:p>Plagiarism</text:p>
          </table:table-cell>
          <table:table-cell table:style-name="Cell" office:value-type="string">
            <text:p>Do not take figures from the internet.</text:p>
          </table:table-cell>
          <table:table-cell table:style-name="Cell" office:value-type="string">
            <text:p>Very important check list element. <text:s/>Please quote source for material. You MUST NOT violate the copyright laws</text:p>
          </table:table-cell>
          <table:table-cell table:style-name="Cell" office:value-type="string">
            <text:p>Manual</text:p>
          </table:table-cell>
          <table:table-cell table:style-name="Cell_20_TBD" office:value-type="string">
            <text:p>TBD</text:p>
          </table:table-cell>
          <table:table-cell/>
          <table:table-cell table:style-name="Default"/>
          <table:table-cell table:number-columns-repeated="4"/>
        </table:table-row>
        <table:table-row table:style-name="ro6">
          <table:table-cell table:style-name="Heading" table:formula="of:=[.A60]+1" office:value-type="float" office:value="60">
            <text:p>60</text:p>
          </table:table-cell>
          <table:table-cell table:style-name="Heading" office:value-type="string">
            <text:p>Referencing</text:p>
          </table:table-cell>
          <table:table-cell table:style-name="Cell" office:value-type="string">
            <text:p>Check referencing text to figures and text. All names in figures and equations well explained.</text:p>
          </table:table-cell>
          <table:table-cell table:style-name="Cell" office:value-type="string">
            <text:p>One formula refers to resistance R6, but that does not exist in the schematic.</text:p>
          </table:table-cell>
          <table:table-cell table:style-name="Cell" office:value-type="string">
            <text:p>Manual</text:p>
          </table:table-cell>
          <table:table-cell table:style-name="Cell_20_TBD" office:value-type="string">
            <text:p>TBD</text:p>
          </table:table-cell>
          <table:table-cell/>
          <table:table-cell table:style-name="Default"/>
          <table:table-cell table:number-columns-repeated="4"/>
        </table:table-row>
        <table:table-row table:style-name="ro8">
          <table:table-cell table:style-name="Heading" table:formula="of:=[.A61]+1" office:value-type="float" office:value="61">
            <text:p>61</text:p>
          </table:table-cell>
          <table:table-cell table:style-name="Heading" office:value-type="string">
            <text:p>Referencing</text:p>
          </table:table-cell>
          <table:table-cell table:style-name="Cell" office:value-type="string">
            <text:p>Correct usage of acronyms/abbreviations</text:p>
          </table:table-cell>
          <table:table-cell table:style-name="Cell" office:value-type="string">
            <text:p>Usage of an abbreviation that is not explained the first time it is used. <text:s/>Also maintain a list of abbreviations in your document.</text:p>
          </table:table-cell>
          <table:table-cell table:style-name="Cell" office:value-type="string">
            <text:p>Manual</text:p>
          </table:table-cell>
          <table:table-cell table:style-name="Cell_20_TBD" office:value-type="string">
            <text:p>TBD</text:p>
          </table:table-cell>
          <table:table-cell/>
          <table:table-cell table:style-name="Default"/>
          <table:table-cell table:number-columns-repeated="4"/>
        </table:table-row>
        <table:table-row table:style-name="ro6">
          <table:table-cell table:style-name="Heading" table:formula="of:=[.A62]+1" office:value-type="float" office:value="62">
            <text:p>62</text:p>
          </table:table-cell>
          <table:table-cell table:style-name="Heading" office:value-type="string">
            <text:p>Typesetting</text:p>
          </table:table-cell>
          <table:table-cell table:style-name="Cell" office:value-type="string">
            <text:p>The described items do not correspond to the summarized list of the methods.</text:p>
          </table:table-cell>
          <table:table-cell table:style-name="Cell" office:value-type="string">
            <text:p>If you mention methods a, b and c, you should not describe in details methods a, b and d.</text:p>
          </table:table-cell>
          <table:table-cell table:style-name="Cell" office:value-type="string">
            <text:p>Manual</text:p>
          </table:table-cell>
          <table:table-cell table:style-name="Cell_20_TBD" office:value-type="string">
            <text:p>TBD</text:p>
          </table:table-cell>
          <table:table-cell/>
          <table:table-cell table:style-name="Default"/>
          <table:table-cell table:number-columns-repeated="4"/>
        </table:table-row>
        <table:table-row table:style-name="ro7">
          <table:table-cell table:style-name="Heading" table:formula="of:=[.A63]+1" office:value-type="float" office:value="63">
            <text:p>63</text:p>
          </table:table-cell>
          <table:table-cell table:style-name="Heading" office:value-type="string">
            <text:p>Typesetting</text:p>
          </table:table-cell>
          <table:table-cell table:style-name="Cell" office:value-type="string">
            <text:p>Listing environments for codes.</text:p>
          </table:table-cell>
          <table:table-cell table:style-name="Cell" office:value-type="string">
            <text:p>In LaTeX: \begin{lstlisting}[matlab] …</text:p>
          </table:table-cell>
          <table:table-cell table:style-name="Cell" office:value-type="string">
            <text:p>Manual</text:p>
          </table:table-cell>
          <table:table-cell table:style-name="Cell_20_TBD" office:value-type="string">
            <text:p>TBD</text:p>
          </table:table-cell>
          <table:table-cell/>
          <table:table-cell table:style-name="Default"/>
          <table:table-cell table:number-columns-repeated="4"/>
        </table:table-row>
        <table:table-row table:style-name="ro6">
          <table:table-cell table:style-name="Heading" table:formula="of:=[.A64]+1" office:value-type="float" office:value="64">
            <text:p>64</text:p>
          </table:table-cell>
          <table:table-cell table:style-name="Heading" office:value-type="string">
            <text:p>Typesetting</text:p>
          </table:table-cell>
          <table:table-cell table:style-name="Cell" office:value-type="string">
            <text:p>Non-consistent font types; Non-aligned equations set </text:p>
          </table:table-cell>
          <table:table-cell table:style-name="Cell" office:value-type="string">
            <text:p>Aligned equation set provides better readability.</text:p>
          </table:table-cell>
          <table:table-cell table:style-name="Cell" office:value-type="string">
            <text:p>Manual</text:p>
          </table:table-cell>
          <table:table-cell table:style-name="Cell_20_TBD" office:value-type="string">
            <text:p>TBD</text:p>
          </table:table-cell>
          <table:table-cell/>
          <table:table-cell table:style-name="Default"/>
          <table:table-cell table:number-columns-repeated="4"/>
        </table:table-row>
        <table:table-row table:style-name="ro6">
          <table:table-cell table:style-name="Heading" table:formula="of:=[.A65]+1" office:value-type="float" office:value="65">
            <text:p>65</text:p>
          </table:table-cell>
          <table:table-cell table:style-name="Heading" office:value-type="string">
            <text:p>Typesetting</text:p>
          </table:table-cell>
          <table:table-cell table:style-name="Cell" office:value-type="string">
            <text:p>Always use a space after every ,.) and before every (</text:p>
          </table:table-cell>
          <table:table-cell table:style-name="Cell"/>
          <table:table-cell table:style-name="Cell" office:value-type="string">
            <text:p>Script</text:p>
          </table:table-cell>
          <table:table-cell table:style-name="Cell_20_TBD" office:value-type="string">
            <text:p>TBD</text:p>
          </table:table-cell>
          <table:table-cell/>
          <table:table-cell table:style-name="Default"/>
          <table:table-cell table:number-columns-repeated="4"/>
        </table:table-row>
        <table:table-row table:style-name="ro6">
          <table:table-cell table:style-name="Heading" table:formula="of:=[.A66]+1" office:value-type="float" office:value="66">
            <text:p>66</text:p>
          </table:table-cell>
          <table:table-cell table:style-name="Heading" office:value-type="string">
            <text:p>Typesetting</text:p>
          </table:table-cell>
          <table:table-cell table:style-name="Cell" office:value-type="string">
            <text:p>Use capital letters after colon.</text:p>
          </table:table-cell>
          <table:table-cell table:style-name="Cell" office:value-type="string">
            <text:p>After every colon one should have sentence starting with <text:s/>capital letter</text:p>
          </table:table-cell>
          <table:table-cell table:style-name="Cell" office:value-type="string">
            <text:p>Script</text:p>
          </table:table-cell>
          <table:table-cell table:style-name="Cell_20_TBD" office:value-type="string">
            <text:p>TBD</text:p>
          </table:table-cell>
          <table:table-cell/>
          <table:table-cell table:style-name="Default"/>
          <table:table-cell table:number-columns-repeated="4"/>
        </table:table-row>
        <table:table-row table:style-name="ro3">
          <table:table-cell table:style-name="Heading" table:formula="of:=[.A67]+1" office:value-type="float" office:value="67">
            <text:p>67</text:p>
          </table:table-cell>
          <table:table-cell table:style-name="Heading" office:value-type="string">
            <text:p>Typesetting</text:p>
          </table:table-cell>
          <table:table-cell table:style-name="Cell" office:value-type="string">
            <text:p>Bullet lists should contain more than one bullet.</text:p>
          </table:table-cell>
          <table:table-cell table:style-name="Cell" office:value-type="string">
            <text:p>Only one bullet element in a list</text:p>
          </table:table-cell>
          <table:table-cell table:style-name="Cell" office:value-type="string">
            <text:p>Script</text:p>
          </table:table-cell>
          <table:table-cell table:style-name="Cell_20_TBD" office:value-type="string">
            <text:p>TBD</text:p>
          </table:table-cell>
          <table:table-cell/>
          <table:table-cell table:style-name="Default"/>
          <table:table-cell table:number-columns-repeated="4"/>
        </table:table-row>
        <table:table-row table:style-name="ro1">
          <table:table-cell table:style-name="Heading" table:formula="of:=[.A68]+1" office:value-type="float" office:value="68">
            <text:p>68</text:p>
          </table:table-cell>
          <table:table-cell table:style-name="Heading" office:value-type="string">
            <text:p>Typesetting</text:p>
          </table:table-cell>
          <table:table-cell table:style-name="Cell" office:value-type="string">
            <text:p>Do not end a chapter/section with an equation or a list</text:p>
          </table:table-cell>
          <table:table-cell table:style-name="Cell" office:value-type="string">
            <text:p>Makes it hard to read.</text:p>
          </table:table-cell>
          <table:table-cell table:style-name="Cell" office:value-type="string">
            <text:p>Script</text:p>
          </table:table-cell>
          <table:table-cell table:style-name="Cell_20_TBD" office:value-type="string">
            <text:p>TBD</text:p>
          </table:table-cell>
          <table:table-cell/>
          <table:table-cell table:style-name="Default"/>
          <table:table-cell table:number-columns-repeated="4"/>
        </table:table-row>
        <table:table-row table:style-name="ro3">
          <table:table-cell table:style-name="Heading" table:formula="of:=[.A69]+1" office:value-type="float" office:value="69">
            <text:p>69</text:p>
          </table:table-cell>
          <table:table-cell table:style-name="Heading" office:value-type="string">
            <text:p>Typesetting</text:p>
          </table:table-cell>
          <table:table-cell table:style-name="Cell" office:value-type="string">
            <text:p>Use superscripts for e.g 2<text:span text:style-name="T1">nd</text:span>, 8<text:span text:style-name="T1">th</text:span>, <text:span text:style-name="T2">N</text:span><text:span text:style-name="T1">th</text:span>.</text:p>
          </table:table-cell>
          <table:table-cell table:style-name="Cell"/>
          <table:table-cell table:style-name="Cell" office:value-type="string">
            <text:p>Script</text:p>
          </table:table-cell>
          <table:table-cell table:style-name="Cell_20_TBD" office:value-type="string">
            <text:p>TBD</text:p>
          </table:table-cell>
          <table:table-cell/>
          <table:table-cell table:style-name="Default"/>
          <table:table-cell table:number-columns-repeated="4"/>
        </table:table-row>
        <table:table-row table:style-name="ro3">
          <table:table-cell table:style-name="Heading" table:formula="of:=[.A70]+1" office:value-type="float" office:value="70">
            <text:p>70</text:p>
          </table:table-cell>
          <table:table-cell table:style-name="Heading" office:value-type="string">
            <text:p>Typesetting</text:p>
          </table:table-cell>
          <table:table-cell table:style-name="Cell" office:value-type="string">
            <text:p>Use title case for all headings.</text:p>
          </table:table-cell>
          <table:table-cell table:style-name="Cell"/>
          <table:table-cell table:style-name="Cell" office:value-type="string">
            <text:p>Script</text:p>
          </table:table-cell>
          <table:table-cell table:style-name="Cell_20_TBD" office:value-type="string">
            <text:p>TBD</text:p>
          </table:table-cell>
          <table:table-cell/>
          <table:table-cell table:style-name="Default"/>
          <table:table-cell table:number-columns-repeated="4"/>
        </table:table-row>
        <table:table-row table:style-name="ro3">
          <table:table-cell table:style-name="Heading" table:formula="of:=[.A71]+1" office:value-type="float" office:value="71">
            <text:p>71</text:p>
          </table:table-cell>
          <table:table-cell table:style-name="Heading" office:value-type="string">
            <text:p>Body text</text:p>
          </table:table-cell>
          <table:table-cell table:style-name="Cell" office:value-type="string">
            <text:p>Consistency of acronyms and text, in document</text:p>
          </table:table-cell>
          <table:table-cell table:style-name="Cell" office:value-type="string">
            <text:p>Be consistent with terminologies, words etc</text:p>
          </table:table-cell>
          <table:table-cell table:style-name="Cell" office:value-type="string">
            <text:p>Manual</text:p>
          </table:table-cell>
          <table:table-cell table:style-name="Cell" office:value-type="string">
            <text:p>TBD or use variables.</text:p>
          </table:table-cell>
          <table:table-cell/>
          <table:table-cell table:style-name="Default"/>
          <table:table-cell table:number-columns-repeated="4"/>
        </table:table-row>
        <table:table-row table:style-name="ro2">
          <table:table-cell table:style-name="Heading" table:formula="of:=[.A72]+1" office:value-type="float" office:value="72">
            <text:p>72</text:p>
          </table:table-cell>
          <table:table-cell table:style-name="Heading" office:value-type="string">
            <text:p>Equations</text:p>
          </table:table-cell>
          <table:table-cell table:style-name="Cell" office:value-type="string">
            <text:p>Use separate parenthesis when multiple equations are referred</text:p>
          </table:table-cell>
          <table:table-cell table:style-name="Cell" office:value-type="string">
            <text:p>( 3 and 4 ) </text:p>
          </table:table-cell>
          <table:table-cell table:style-name="Cell" office:value-type="string">
            <text:p>Manual</text:p>
          </table:table-cell>
          <table:table-cell table:style-name="Cell" office:value-type="string">
            <text:p>TBD. A support function could be implemented that automatically create proper referencing. <text:s/>OOo: Only insert the number and make the parenthesis construction and the word "and".</text:p>
          </table:table-cell>
          <table:table-cell/>
          <table:table-cell table:style-name="Default"/>
          <table:table-cell table:number-columns-repeated="4"/>
        </table:table-row>
        <table:table-row table:style-name="ro11">
          <table:table-cell table:style-name="Heading" table:formula="of:=[.A73]+1" office:value-type="float" office:value="73">
            <text:p>73</text:p>
          </table:table-cell>
          <table:table-cell table:style-name="Heading" office:value-type="string">
            <text:p>Formatting</text:p>
          </table:table-cell>
          <table:table-cell table:style-name="Cell" office:value-type="string">
            <text:p>Avoid “single orphans”</text:p>
          </table:table-cell>
          <table:table-cell table:style-name="Cell" office:value-type="string">
            <text:p>“Single orphans” or “widows” are words or short lines at the beginning or end of a paragraph, which are left dangling at the top or bottom of a column, separated from the rest of the paragraph. (from wiki)</text:p>
          </table:table-cell>
          <table:table-cell table:style-name="Cell" office:value-type="string">
            <text:p>Manual</text:p>
          </table:table-cell>
          <table:table-cell table:style-name="Cell" office:value-type="string">
            <text:p>Tell LaTeX and OOO to punish orphans! Then look for single rows on end/start of pages manually</text:p>
          </table:table-cell>
          <table:table-cell/>
          <table:table-cell table:style-name="Default"/>
          <table:table-cell table:number-columns-repeated="4"/>
        </table:table-row>
        <table:table-row table:style-name="ro1">
          <table:table-cell table:style-name="Heading" table:formula="of:=[.A74]+1" office:value-type="float" office:value="74">
            <text:p>74</text:p>
          </table:table-cell>
          <table:table-cell table:style-name="Heading" office:value-type="string">
            <text:p>Referencing</text:p>
          </table:table-cell>
          <table:table-cell table:style-name="Cell" office:value-type="string">
            <text:p>Updated TOC</text:p>
          </table:table-cell>
          <table:table-cell table:style-name="Cell" office:value-type="string">
            <text:p>Outline (Table of contents) does not match with titles in the main text.</text:p>
          </table:table-cell>
          <table:table-cell table:style-name="Cell" office:value-type="string">
            <text:p>Script</text:p>
          </table:table-cell>
          <table:table-cell table:style-name="Cell" office:value-type="string">
            <text:p>Update TOC before delivery.</text:p>
          </table:table-cell>
          <table:table-cell/>
          <table:table-cell table:style-name="Default"/>
          <table:table-cell table:number-columns-repeated="4"/>
        </table:table-row>
        <table:table-row table:style-name="ro7">
          <table:table-cell table:style-name="Heading" table:formula="of:=[.A75]+1" office:value-type="float" office:value="75">
            <text:p>75</text:p>
          </table:table-cell>
          <table:table-cell table:style-name="Heading" office:value-type="string">
            <text:p>Equations</text:p>
          </table:table-cell>
          <table:table-cell table:style-name="Cell" office:value-type="string">
            <text:p>Number all the equations</text:p>
          </table:table-cell>
          <table:table-cell table:style-name="Cell"/>
          <table:table-cell table:style-name="Cell" office:value-type="string">
            <text:p>Manual</text:p>
          </table:table-cell>
          <table:table-cell table:style-name="Cell" office:value-type="string">
            <text:p>Use auto numbering of equations when applicable. </text:p>
          </table:table-cell>
          <table:table-cell/>
          <table:table-cell table:style-name="Default"/>
          <table:table-cell table:number-columns-repeated="4"/>
        </table:table-row>
        <table:table-row table:style-name="ro1">
          <table:table-cell table:style-name="Heading" table:formula="of:=[.A76]+1" office:value-type="float" office:value="76">
            <text:p>76</text:p>
          </table:table-cell>
          <table:table-cell table:style-name="Heading" office:value-type="string">
            <text:p>Doc. Info.</text:p>
          </table:table-cell>
          <table:table-cell table:style-name="Cell" office:value-type="string">
            <text:p>Tag all pages of the document clearly with revisions, dates, etc.</text:p>
          </table:table-cell>
          <table:table-cell table:style-name="Cell" office:value-type="string">
            <text:p>Use the document header to achieve this. Dependent on document type.</text:p>
          </table:table-cell>
          <table:table-cell table:style-name="Cell" office:value-type="string">
            <text:p>Manual</text:p>
          </table:table-cell>
          <table:table-cell table:style-name="Cell" office:value-type="string">
            <text:p>Use correct template style.</text:p>
          </table:table-cell>
          <table:table-cell/>
          <table:table-cell table:style-name="Default"/>
          <table:table-cell table:number-columns-repeated="4"/>
        </table:table-row>
        <table:table-row table:style-name="ro1">
          <table:table-cell table:style-name="Heading" table:formula="of:=[.A77]+1" office:value-type="float" office:value="77">
            <text:p>77</text:p>
          </table:table-cell>
          <table:table-cell table:style-name="Heading" office:value-type="string">
            <text:p>Body text</text:p>
          </table:table-cell>
          <table:table-cell table:style-name="Cell" office:value-type="string">
            <text:p>Use 'the' in sentence appropriately</text:p>
          </table:table-cell>
          <table:table-cell table:style-name="Cell" office:value-type="string">
            <text:p><text:span text:style-name="T3">The</text:span> vision is to take <text:span text:style-name="T3">the </text:span>modules all <text:span text:style-name="T3">the </text:span>way to <text:span text:style-name="T3">the </text:span>layout</text:p>
          </table:table-cell>
          <table:table-cell table:style-name="Cell" office:value-type="string">
            <text:p>Manual</text:p>
          </table:table-cell>
          <table:table-cell table:style-name="Cell" office:value-type="string">
            <text:p>Use grammatical checking features of OpenOffice or Word</text:p>
          </table:table-cell>
          <table:table-cell/>
          <table:table-cell table:style-name="Default"/>
          <table:table-cell table:number-columns-repeated="4"/>
        </table:table-row>
        <table:table-row table:style-name="ro1">
          <table:table-cell table:style-name="Heading" table:formula="of:=[.A78]+1" office:value-type="float" office:value="78">
            <text:p>78</text:p>
          </table:table-cell>
          <table:table-cell table:style-name="Heading" office:value-type="string">
            <text:p>Typesetting</text:p>
          </table:table-cell>
          <table:table-cell table:style-name="Cell" office:value-type="string">
            <text:p>Make sure to have numbered headings.</text:p>
          </table:table-cell>
          <table:table-cell table:style-name="Cell" office:value-type="string">
            <text:p>Probably not a very serious issue since this was just a lab report intended for limited readers.</text:p>
          </table:table-cell>
          <table:table-cell table:style-name="Cell" office:value-type="string">
            <text:p>Manual</text:p>
          </table:table-cell>
          <table:table-cell table:style-name="Cell" office:value-type="string">
            <text:p>Use numbered headings and check template.</text:p>
          </table:table-cell>
          <table:table-cell/>
          <table:table-cell table:style-name="Default"/>
          <table:table-cell table:number-columns-repeated="4"/>
        </table:table-row>
        <table:table-row table:style-name="ro1">
          <table:table-cell table:style-name="Heading" table:formula="of:=[.A79]+1" office:value-type="float" office:value="79">
            <text:p>79</text:p>
          </table:table-cell>
          <table:table-cell table:style-name="Heading" office:value-type="string">
            <text:p>Equations</text:p>
          </table:table-cell>
          <table:table-cell table:style-name="Cell" office:value-type="string">
            <text:p>Keep variable naming consistent</text:p>
          </table:table-cell>
          <table:table-cell table:style-name="Cell" office:value-type="string">
            <text:p>All variables should be consistent. Double check it before submission</text:p>
          </table:table-cell>
          <table:table-cell table:style-name="Cell" office:value-type="string">
            <text:p>Manual</text:p>
          </table:table-cell>
          <table:table-cell table:style-name="Cell" office:value-type="string">
            <text:p>Use predefined text-variables for variable-names, or at least pre define a list of variable names to use and stick to them.</text:p>
          </table:table-cell>
          <table:table-cell/>
          <table:table-cell table:style-name="Default"/>
          <table:table-cell table:number-columns-repeated="4"/>
        </table:table-row>
        <table:table-row table:style-name="ro2">
          <table:table-cell table:style-name="Heading" table:formula="of:=[.A80]+1" office:value-type="float" office:value="80">
            <text:p>80</text:p>
          </table:table-cell>
          <table:table-cell table:style-name="Heading" office:value-type="string">
            <text:p>Disposition</text:p>
          </table:table-cell>
          <table:table-cell table:style-name="Cell" office:value-type="string">
            <text:p>Do not refer to the paragraph heading directly in the body text after the heading.</text:p>
          </table:table-cell>
          <table:table-cell table:style-name="Cell" office:value-type="string">
            <text:p>Referring to section headers as: “In this level...” should be replaced by “In level 1… “ (or whatever number it is)</text:p>
          </table:table-cell>
          <table:table-cell table:style-name="Cell" office:value-type="string">
            <text:p>Manual</text:p>
          </table:table-cell>
          <table:table-cell table:style-name="Cell" office:value-type="string">
            <text:p>Use references.</text:p>
          </table:table-cell>
          <table:table-cell/>
          <table:table-cell table:style-name="Default"/>
          <table:table-cell table:number-columns-repeated="4"/>
        </table:table-row>
        <table:table-row table:style-name="ro2">
          <table:table-cell table:style-name="Heading" table:formula="of:=[.A81]+1" office:value-type="float" office:value="81">
            <text:p>81</text:p>
          </table:table-cell>
          <table:table-cell table:style-name="Heading" office:value-type="string">
            <text:p>Plagiarism</text:p>
          </table:table-cell>
          <table:table-cell table:style-name="Cell" office:value-type="string">
            <text:p>Do not copy text from the internet.</text:p>
          </table:table-cell>
          <table:table-cell table:style-name="Cell" office:value-type="string">
            <text:p>Very important check list element. <text:s/>Please quote source for material. You MUST NOT violate the copyright laws</text:p>
          </table:table-cell>
          <table:table-cell table:style-name="Cell" office:value-type="string">
            <text:p>Manual</text:p>
          </table:table-cell>
          <table:table-cell table:style-name="Cell" office:value-type="string">
            <text:p>Use Urkund.</text:p>
          </table:table-cell>
          <table:table-cell/>
          <table:table-cell table:style-name="Default"/>
          <table:table-cell table:number-columns-repeated="4"/>
        </table:table-row>
        <table:table-row table:style-name="ro6">
          <table:table-cell table:style-name="Heading" table:formula="of:=[.A82]+1" office:value-type="float" office:value="82">
            <text:p>82</text:p>
          </table:table-cell>
          <table:table-cell table:style-name="Heading" office:value-type="string">
            <text:p>Body text</text:p>
          </table:table-cell>
          <table:table-cell table:style-name="Cell" office:value-type="string">
            <text:p>Acronyms representation must be consistent in whole of the document.</text:p>
          </table:table-cell>
          <table:table-cell table:style-name="Cell" office:value-type="string">
            <text:p>Don't randomly select different types of acronyms</text:p>
          </table:table-cell>
          <table:table-cell table:style-name="Cell" office:value-type="string">
            <text:p>Script</text:p>
          </table:table-cell>
          <table:table-cell table:style-name="Cell" office:value-type="string">
            <text:p>Use variables? Or look for words that are several upper-case characters.</text:p>
          </table:table-cell>
          <table:table-cell/>
          <table:table-cell table:style-name="Default"/>
          <table:table-cell table:number-columns-repeated="4"/>
        </table:table-row>
        <table:table-row table:style-name="ro6">
          <table:table-cell table:style-name="Heading" table:formula="of:=[.A83]+1" office:value-type="float" office:value="83">
            <text:p>83</text:p>
          </table:table-cell>
          <table:table-cell table:style-name="Heading" office:value-type="string">
            <text:p>Disposition</text:p>
          </table:table-cell>
          <table:table-cell table:style-name="Cell" office:value-type="string">
            <text:p>Make sure fundamental key factors are explained or known by the reader.</text:p>
          </table:table-cell>
          <table:table-cell table:style-name="Cell" office:value-type="string">
            <text:p>Explain how PSRR are defined if the report heavily relies on the PSRR term.</text:p>
          </table:table-cell>
          <table:table-cell table:style-name="Cell" office:value-type="string">
            <text:p>Manual</text:p>
          </table:table-cell>
          <table:table-cell table:style-name="Cell_20_TBD" office:value-type="string">
            <text:p>TBD</text:p>
          </table:table-cell>
          <table:table-cell/>
          <table:table-cell table:style-name="Default"/>
          <table:table-cell table:number-columns-repeated="4"/>
        </table:table-row>
        <table:table-row table:style-name="ro6">
          <table:table-cell table:style-name="Heading" table:formula="of:=[.A84]+1" office:value-type="float" office:value="84">
            <text:p>84</text:p>
          </table:table-cell>
          <table:table-cell table:style-name="Heading" office:value-type="string">
            <text:p>Figures/Tables</text:p>
          </table:table-cell>
          <table:table-cell table:style-name="Cell" office:value-type="string">
            <text:p>Clear explanation of all notations used in tables and figures must be given.</text:p>
          </table:table-cell>
          <table:table-cell table:style-name="Cell" office:value-type="string">
            <text:p>Figure symbols like for example “DT” may be explained.</text:p>
          </table:table-cell>
          <table:table-cell table:style-name="Cell" office:value-type="string">
            <text:p>Manual</text:p>
          </table:table-cell>
          <table:table-cell table:style-name="Cell_20_TBD" office:value-type="string">
            <text:p>TBD</text:p>
          </table:table-cell>
          <table:table-cell/>
          <table:table-cell table:style-name="Default"/>
          <table:table-cell table:number-columns-repeated="4"/>
        </table:table-row>
        <table:table-row table:style-name="ro7">
          <table:table-cell table:style-name="Heading" table:formula="of:=[.A85]+1" office:value-type="float" office:value="85">
            <text:p>85</text:p>
          </table:table-cell>
          <table:table-cell table:style-name="Heading" office:value-type="string">
            <text:p>Formatting</text:p>
          </table:table-cell>
          <table:table-cell table:style-name="Cell" office:value-type="string">
            <text:p>All footnotes should be in the page footer.</text:p>
          </table:table-cell>
          <table:table-cell table:style-name="Cell" office:value-type="string">
            <text:p>Does not apply to footnotes within tables.</text:p>
          </table:table-cell>
          <table:table-cell table:style-name="Cell" office:value-type="string">
            <text:p>Manual</text:p>
          </table:table-cell>
          <table:table-cell table:style-name="Cell_20_TBD" office:value-type="string">
            <text:p>TBD</text:p>
          </table:table-cell>
          <table:table-cell/>
          <table:table-cell table:style-name="Default"/>
          <table:table-cell table:number-columns-repeated="4"/>
        </table:table-row>
        <table:table-row table:style-name="ro6">
          <table:table-cell table:style-name="Heading" table:formula="of:=[.A86]+1" office:value-type="float" office:value="86">
            <text:p>86</text:p>
          </table:table-cell>
          <table:table-cell table:style-name="Heading" office:value-type="string">
            <text:p>Grammar</text:p>
          </table:table-cell>
          <table:table-cell table:style-name="Cell" office:value-type="string">
            <text:p>Be allergic to the words: “it”, “is”, “that” in any combo.</text:p>
          </table:table-cell>
          <table:table-cell table:style-name="Cell" office:value-type="string">
            <text:p>Try to rephrase to proper english.</text:p>
          </table:table-cell>
          <table:table-cell table:style-name="Cell" office:value-type="string">
            <text:p>Manual</text:p>
          </table:table-cell>
          <table:table-cell table:style-name="Cell_20_TBD" office:value-type="string">
            <text:p>TBD</text:p>
          </table:table-cell>
          <table:table-cell/>
          <table:table-cell table:style-name="Default"/>
          <table:table-cell table:number-columns-repeated="4"/>
        </table:table-row>
        <table:table-row table:style-name="ro12" table:number-rows-repeated="65374">
          <table:table-cell table:number-columns-repeated="12"/>
        </table:table-row>
        <table:table-row table:style-name="ro13" table:number-rows-repeated="15">
          <table:table-cell table:number-columns-repeated="5"/>
          <table:table-cell table:style-name="ce3"/>
          <table:table-cell table:number-columns-repeated="6"/>
        </table:table-row>
        <table:table-row table:style-name="ro1" table:number-rows-repeated="59">
          <table:table-cell table:number-columns-repeated="12"/>
        </table:table-row>
        <table:table-row table:style-name="ro1">
          <table:table-cell table:number-columns-repeated="12"/>
        </table:table-row>
      </table:table>
      <table:table table:name="best practices" table:style-name="ta1" table:print="false">
        <table:table-column table:style-name="co10" table:default-cell-style-name="Heading"/>
        <table:table-column table:style-name="co11" table:default-cell-style-name="Heading"/>
        <table:table-column table:style-name="co12" table:default-cell-style-name="Cell"/>
        <table:table-column table:style-name="co13" table:default-cell-style-name="Cell"/>
        <table:table-column table:style-name="co7" table:number-columns-repeated="8" table:default-cell-style-name="Default"/>
        <table:table-row table:style-name="ro13">
          <table:table-cell office:value-type="string">
            <text:p>No</text:p>
          </table:table-cell>
          <table:table-cell office:value-type="string">
            <text:p>Type</text:p>
          </table:table-cell>
          <table:table-cell table:style-name="Heading" office:value-type="string">
            <text:p>Generic best practices item</text:p>
          </table:table-cell>
          <table:table-cell table:style-name="Heading" office:value-type="string">
            <text:p>Comments/Examples</text:p>
          </table:table-cell>
          <table:table-cell table:number-columns-repeated="8"/>
        </table:table-row>
        <table:table-row table:style-name="ro2">
          <table:table-cell office:value-type="float" office:value="1">
            <text:p>1</text:p>
          </table:table-cell>
          <table:table-cell office:value-type="string">
            <text:p>Body text</text:p>
          </table:table-cell>
          <table:table-cell office:value-type="string">
            <text:p>Define abbreviations</text:p>
          </table:table-cell>
          <table:table-cell office:value-type="string">
            <text:p>All abbreviation should be defined and listed in the beginning of the document. List could be hidden through optional text if you do not need it for your documentation type.</text:p>
          </table:table-cell>
          <table:table-cell table:number-columns-repeated="8"/>
        </table:table-row>
        <table:table-row table:style-name="ro7">
          <table:table-cell table:formula="of:=[.A2]+1" office:value-type="float" office:value="2">
            <text:p>2</text:p>
          </table:table-cell>
          <table:table-cell office:value-type="string">
            <text:p>Body text</text:p>
          </table:table-cell>
          <table:table-cell office:value-type="string">
            <text:p>Document program code (functions) carefully</text:p>
          </table:table-cell>
          <table:table-cell office:value-type="string">
            <text:p>Computer code can actually be executed from within LaTeX</text:p>
          </table:table-cell>
          <table:table-cell table:number-columns-repeated="8"/>
        </table:table-row>
        <table:table-row table:style-name="ro6">
          <table:table-cell table:formula="of:=[.A3]+1" office:value-type="float" office:value="3">
            <text:p>3</text:p>
          </table:table-cell>
          <table:table-cell office:value-type="string">
            <text:p>Body text</text:p>
          </table:table-cell>
          <table:table-cell office:value-type="string">
            <text:p>Use sufficient technical details to cover your subject</text:p>
          </table:table-cell>
          <table:table-cell office:value-type="string">
            <text:p>Do not over-simplify things. If people want to they can skip text or paragraphs</text:p>
          </table:table-cell>
          <table:table-cell table:number-columns-repeated="8"/>
        </table:table-row>
        <table:table-row table:style-name="ro7">
          <table:table-cell table:formula="of:=[.A4]+1" office:value-type="float" office:value="4">
            <text:p>4</text:p>
          </table:table-cell>
          <table:table-cell office:value-type="string">
            <text:p>Body text</text:p>
          </table:table-cell>
          <table:table-cell office:value-type="string">
            <text:p>Compare or use free software tools when possible </text:p>
          </table:table-cell>
          <table:table-cell office:value-type="string">
            <text:p>If one commercial and one free ware are compared, the number of readers increase.</text:p>
          </table:table-cell>
          <table:table-cell table:number-columns-repeated="8"/>
        </table:table-row>
        <table:table-row table:style-name="ro6">
          <table:table-cell table:formula="of:=[.A5]+1" office:value-type="float" office:value="5">
            <text:p>5</text:p>
          </table:table-cell>
          <table:table-cell office:value-type="string">
            <text:p>Body text</text:p>
          </table:table-cell>
          <table:table-cell office:value-type="string">
            <text:p>Avoid long sentences</text:p>
          </table:table-cell>
          <table:table-cell office:value-type="string">
            <text:p>Long sentences makes it hard to read the text. Usually it is easy to split them up into shorter sentences.</text:p>
          </table:table-cell>
          <table:table-cell table:number-columns-repeated="8"/>
        </table:table-row>
        <table:table-row table:style-name="ro8">
          <table:table-cell table:formula="of:=[.A6]+1" office:value-type="float" office:value="6">
            <text:p>6</text:p>
          </table:table-cell>
          <table:table-cell office:value-type="string">
            <text:p>Body text</text:p>
          </table:table-cell>
          <table:table-cell office:value-type="string">
            <text:p>Don't leave out important assumptions when arguing.</text:p>
          </table:table-cell>
          <table:table-cell office:value-type="string">
            <text:p>Presumptions that are obvious to you might not be that for the reader. <text:s/>Think that a reader is not familiar with your topic at all, so some assumptions must be stated explicitly</text:p>
          </table:table-cell>
          <table:table-cell table:number-columns-repeated="8"/>
        </table:table-row>
        <table:table-row table:style-name="ro7">
          <table:table-cell table:formula="of:=[.A7]+1" office:value-type="float" office:value="7">
            <text:p>7</text:p>
          </table:table-cell>
          <table:table-cell office:value-type="string">
            <text:p>Body text</text:p>
          </table:table-cell>
          <table:table-cell office:value-type="string">
            <text:p>Use semicolon (;) correctly</text:p>
          </table:table-cell>
          <table:table-cell office:value-type="string">
            <text:p>There are rules for how the semicolon should be used. Use it correctly.</text:p>
          </table:table-cell>
          <table:table-cell table:number-columns-repeated="8"/>
        </table:table-row>
        <table:table-row table:style-name="ro6">
          <table:table-cell table:formula="of:=[.A8]+1" office:value-type="float" office:value="8">
            <text:p>8</text:p>
          </table:table-cell>
          <table:table-cell office:value-type="string">
            <text:p>Body text</text:p>
          </table:table-cell>
          <table:table-cell office:value-type="string">
            <text:p>Use footnotes to increase flow in the text</text:p>
          </table:table-cell>
          <table:table-cell office:value-type="string">
            <text:p>Some definitions and explanations can be lifted out either using footnotes or boxed text</text:p>
          </table:table-cell>
          <table:table-cell table:number-columns-repeated="8"/>
        </table:table-row>
        <table:table-row table:style-name="ro6">
          <table:table-cell table:formula="of:=[.A9]+1" office:value-type="float" office:value="9">
            <text:p>9</text:p>
          </table:table-cell>
          <table:table-cell office:value-type="string">
            <text:p>Disposition</text:p>
          </table:table-cell>
          <table:table-cell office:value-type="string">
            <text:p>Use a logical disposition. </text:p>
          </table:table-cell>
          <table:table-cell office:value-type="string">
            <text:p>A good division into sections and sub sections simplifies reading. For example, issue trees can be a useful tool.</text:p>
          </table:table-cell>
          <table:table-cell table:number-columns-repeated="8"/>
        </table:table-row>
        <table:table-row table:style-name="ro6">
          <table:table-cell table:formula="of:=[.A10]+1" office:value-type="float" office:value="10">
            <text:p>10</text:p>
          </table:table-cell>
          <table:table-cell office:value-type="string">
            <text:p>Disposition</text:p>
          </table:table-cell>
          <table:table-cell office:value-type="string">
            <text:p>Add conclusion/summary</text:p>
          </table:table-cell>
          <table:table-cell office:value-type="string">
            <text:p>All academic papers must have a conclusion/discussion section. Not only academic papers, it is good for any documentation.</text:p>
          </table:table-cell>
          <table:table-cell table:number-columns-repeated="8"/>
        </table:table-row>
        <table:table-row table:style-name="ro8">
          <table:table-cell table:formula="of:=[.A11]+1" office:value-type="float" office:value="11">
            <text:p>11</text:p>
          </table:table-cell>
          <table:table-cell office:value-type="string">
            <text:p>Disposition</text:p>
          </table:table-cell>
          <table:table-cell office:value-type="string">
            <text:p>Add much more information than you think. Educate the reader. </text:p>
          </table:table-cell>
          <table:table-cell office:value-type="string">
            <text:p>But do not get overambitious. Let the reader select among the chapters/sections. Use chapters or appendix to educate the reader. If customer already knows about this-and-that let him skip that chapter</text:p>
          </table:table-cell>
          <table:table-cell table:number-columns-repeated="8"/>
        </table:table-row>
        <table:table-row table:style-name="ro6">
          <table:table-cell table:formula="of:=[.A12]+1" office:value-type="float" office:value="12">
            <text:p>12</text:p>
          </table:table-cell>
          <table:table-cell office:value-type="string">
            <text:p>Disposition</text:p>
          </table:table-cell>
          <table:table-cell office:value-type="string">
            <text:p>Choose suitable method of displaying results. Figures and/or tables.</text:p>
          </table:table-cell>
          <table:table-cell office:value-type="string">
            <text:p>Do not use too many and do not use too few. There are some recommended ratios between number of pages and number of figures for different document classes.</text:p>
          </table:table-cell>
          <table:table-cell table:number-columns-repeated="8"/>
        </table:table-row>
        <table:table-row table:style-name="ro7">
          <table:table-cell table:formula="of:=[.A13]+1" office:value-type="float" office:value="13">
            <text:p>13</text:p>
          </table:table-cell>
          <table:table-cell office:value-type="string">
            <text:p>Disposition</text:p>
          </table:table-cell>
          <table:table-cell office:value-type="string">
            <text:p>Clear objective of the document defined.</text:p>
          </table:table-cell>
          <table:table-cell office:value-type="string">
            <text:p>It defines the level of discussion as well as the target audience.</text:p>
          </table:table-cell>
          <table:table-cell table:number-columns-repeated="8"/>
        </table:table-row>
        <table:table-row table:style-name="ro7">
          <table:table-cell table:formula="of:=[.A14]+1" office:value-type="float" office:value="14">
            <text:p>14</text:p>
          </table:table-cell>
          <table:table-cell office:value-type="string">
            <text:p>Disposition</text:p>
          </table:table-cell>
          <table:table-cell office:value-type="string">
            <text:p>Things are presented in a structural way.</text:p>
          </table:table-cell>
          <table:table-cell office:value-type="string">
            <text:p>It helps to understand and also its easy to go to the point quickly. </text:p>
          </table:table-cell>
          <table:table-cell table:number-columns-repeated="8"/>
        </table:table-row>
        <table:table-row table:style-name="ro6">
          <table:table-cell table:formula="of:=[.A15]+1" office:value-type="float" office:value="15">
            <text:p>15</text:p>
          </table:table-cell>
          <table:table-cell office:value-type="string">
            <text:p>Disposition</text:p>
          </table:table-cell>
          <table:table-cell office:value-type="string">
            <text:p>Sections should be self-contained</text:p>
          </table:table-cell>
          <table:table-cell office:value-type="string">
            <text:p>It should be possible to move a whole section to another document without much need for rewriting</text:p>
          </table:table-cell>
          <table:table-cell table:number-columns-repeated="8"/>
        </table:table-row>
        <table:table-row table:style-name="ro7">
          <table:table-cell table:formula="of:=[.A16]+1" office:value-type="float" office:value="16">
            <text:p>16</text:p>
          </table:table-cell>
          <table:table-cell office:value-type="string">
            <text:p>Disposition</text:p>
          </table:table-cell>
          <table:table-cell office:value-type="string">
            <text:p>Clear introduction</text:p>
          </table:table-cell>
          <table:table-cell office:value-type="string">
            <text:p>Not descriptive enough introduction</text:p>
          </table:table-cell>
          <table:table-cell table:number-columns-repeated="8"/>
        </table:table-row>
        <table:table-row table:style-name="ro8">
          <table:table-cell table:formula="of:=[.A17]+1" office:value-type="float" office:value="17">
            <text:p>17</text:p>
          </table:table-cell>
          <table:table-cell office:value-type="string">
            <text:p>Disposition</text:p>
          </table:table-cell>
          <table:table-cell office:value-type="string">
            <text:p>Add list of tables (LOT)</text:p>
          </table:table-cell>
          <table:table-cell office:value-type="string">
            <text:p>Somewhat dependent on class of documents, but why not add a first sheet to your report/document that can easily be removed, etc. This is good for the in-house document registration procedure.</text:p>
          </table:table-cell>
          <table:table-cell table:number-columns-repeated="8"/>
        </table:table-row>
        <table:table-row table:style-name="ro8">
          <table:table-cell table:formula="of:=[.A18]+1" office:value-type="float" office:value="18">
            <text:p>18</text:p>
          </table:table-cell>
          <table:table-cell office:value-type="string">
            <text:p>Disposition</text:p>
          </table:table-cell>
          <table:table-cell office:value-type="string">
            <text:p>Add list of figures (LOF)</text:p>
          </table:table-cell>
          <table:table-cell office:value-type="string">
            <text:p>Somewhat dependent on class of documents, but why not add a first sheet to your report/document that can easily be removed, etc. This is good for the in-house document registration procedure.</text:p>
          </table:table-cell>
          <table:table-cell table:number-columns-repeated="8"/>
        </table:table-row>
        <table:table-row table:style-name="ro6">
          <table:table-cell table:formula="of:=[.A19]+1" office:value-type="float" office:value="19">
            <text:p>19</text:p>
          </table:table-cell>
          <table:table-cell office:value-type="string">
            <text:p>Disposition</text:p>
          </table:table-cell>
          <table:table-cell office:value-type="string">
            <text:p>Each section/chapter should be able to be removed/hidden from the text</text:p>
          </table:table-cell>
          <table:table-cell office:value-type="string">
            <text:p>Text flow should be maintained. If a reader is not interested in a certain chapter -- he should be able to skip it without losing information.</text:p>
          </table:table-cell>
          <table:table-cell table:number-columns-repeated="8"/>
        </table:table-row>
        <table:table-row table:style-name="ro8">
          <table:table-cell table:formula="of:=[.A20]+1" office:value-type="float" office:value="20">
            <text:p>20</text:p>
          </table:table-cell>
          <table:table-cell office:value-type="string">
            <text:p>Disposition</text:p>
          </table:table-cell>
          <table:table-cell office:value-type="string">
            <text:p>Use a clear abstract</text:p>
          </table:table-cell>
          <table:table-cell office:value-type="string">
            <text:p>The abstract should clearly summarize the report. Follow IMRAD in the abstract too. The abstract should reflect the problem, approach and conclusion. Remember that the abstract is usually given before you download/buy the entire document.</text:p>
          </table:table-cell>
          <table:table-cell table:number-columns-repeated="8"/>
        </table:table-row>
        <table:table-row table:style-name="ro6">
          <table:table-cell table:formula="of:=[.A21]+1" office:value-type="float" office:value="21">
            <text:p>21</text:p>
          </table:table-cell>
          <table:table-cell office:value-type="string">
            <text:p>Disposition</text:p>
          </table:table-cell>
          <table:table-cell office:value-type="string">
            <text:p>Interesting introduction</text:p>
          </table:table-cell>
          <table:table-cell office:value-type="string">
            <text:p>Use introduction to encourage further reading. The introduction should be simple, explain what has been done, etc.</text:p>
          </table:table-cell>
          <table:table-cell table:number-columns-repeated="8"/>
        </table:table-row>
        <table:table-row table:style-name="ro6">
          <table:table-cell table:formula="of:=[.A22]+1" office:value-type="float" office:value="22">
            <text:p>22</text:p>
          </table:table-cell>
          <table:table-cell office:value-type="string">
            <text:p>Disposition</text:p>
          </table:table-cell>
          <table:table-cell office:value-type="string">
            <text:p>Clear title</text:p>
          </table:table-cell>
          <table:table-cell office:value-type="string">
            <text:p>Use a title that clearly describes content of the report. 'The title is the first impression, many search engines only search in titles and keywords</text:p>
          </table:table-cell>
          <table:table-cell table:number-columns-repeated="8"/>
        </table:table-row>
        <table:table-row table:style-name="ro8">
          <table:table-cell table:formula="of:=[.A23]+1" office:value-type="float" office:value="23">
            <text:p>23</text:p>
          </table:table-cell>
          <table:table-cell office:value-type="string">
            <text:p>Disposition</text:p>
          </table:table-cell>
          <table:table-cell office:value-type="string">
            <text:p>State the findings/observations/conclusions clearly in e.g. a bullet list. Conclusions should have bullets rather than long sentences.</text:p>
          </table:table-cell>
          <table:table-cell office:value-type="string">
            <text:p>If possible, use bullets for conclusions</text:p>
          </table:table-cell>
          <table:table-cell table:number-columns-repeated="8"/>
        </table:table-row>
        <table:table-row table:style-name="ro6">
          <table:table-cell table:formula="of:=[.A24]+1" office:value-type="float" office:value="24">
            <text:p>24</text:p>
          </table:table-cell>
          <table:table-cell office:value-type="string">
            <text:p>Disposition</text:p>
          </table:table-cell>
          <table:table-cell office:value-type="string">
            <text:p>Explain why the document are legitimate and needed</text:p>
          </table:table-cell>
          <table:table-cell office:value-type="string">
            <text:p>If the document can't be motivated, why write it?</text:p>
          </table:table-cell>
          <table:table-cell table:number-columns-repeated="8"/>
        </table:table-row>
        <table:table-row table:style-name="ro6">
          <table:table-cell table:formula="of:=[.A25]+1" office:value-type="float" office:value="25">
            <text:p>25</text:p>
          </table:table-cell>
          <table:table-cell office:value-type="string">
            <text:p>Disposition</text:p>
          </table:table-cell>
          <table:table-cell office:value-type="string">
            <text:p>Define prerequisites before addressing the main topic.</text:p>
          </table:table-cell>
          <table:table-cell office:value-type="string">
            <text:p>It will help the reader to define his level.</text:p>
          </table:table-cell>
          <table:table-cell table:number-columns-repeated="8"/>
        </table:table-row>
        <table:table-row table:style-name="ro6">
          <table:table-cell table:formula="of:=[.A26]+1" office:value-type="float" office:value="26">
            <text:p>26</text:p>
          </table:table-cell>
          <table:table-cell office:value-type="string">
            <text:p>Disposition</text:p>
          </table:table-cell>
          <table:table-cell office:value-type="string">
            <text:p>Use of footnotes to convey relevant, side information</text:p>
          </table:table-cell>
          <table:table-cell office:value-type="string">
            <text:p>Footnotes</text:p>
          </table:table-cell>
          <table:table-cell table:number-columns-repeated="8"/>
        </table:table-row>
        <table:table-row table:style-name="ro6">
          <table:table-cell table:formula="of:=[.A27]+1" office:value-type="float" office:value="27">
            <text:p>27</text:p>
          </table:table-cell>
          <table:table-cell office:value-type="string">
            <text:p>Disposition</text:p>
          </table:table-cell>
          <table:table-cell office:value-type="string">
            <text:p>Give the choice of template an extra thought. What do I want to present.</text:p>
          </table:table-cell>
          <table:table-cell office:value-type="string">
            <text:p>Promemoria (good template). For example, paper vs article, etc.</text:p>
          </table:table-cell>
          <table:table-cell table:number-columns-repeated="8"/>
        </table:table-row>
        <table:table-row table:style-name="ro8">
          <table:table-cell table:formula="of:=[.A28]+1" office:value-type="float" office:value="28">
            <text:p>28</text:p>
          </table:table-cell>
          <table:table-cell office:value-type="string">
            <text:p>Disposition</text:p>
          </table:table-cell>
          <table:table-cell office:value-type="string">
            <text:p>Introduction part is well written and attracting</text:p>
          </table:table-cell>
          <table:table-cell office:value-type="string">
            <text:p>Introduction part of document is very important as overall article can be useful for a <text:s/>number of users if introduction is well written in an understandable manner for many readers. </text:p>
          </table:table-cell>
          <table:table-cell table:number-columns-repeated="8"/>
        </table:table-row>
        <table:table-row table:style-name="ro6">
          <table:table-cell table:formula="of:=[.A29]+1" office:value-type="float" office:value="29">
            <text:p>29</text:p>
          </table:table-cell>
          <table:table-cell office:value-type="string">
            <text:p>Disposition</text:p>
          </table:table-cell>
          <table:table-cell office:value-type="string">
            <text:p>Use of a title to send the main message of the document.</text:p>
          </table:table-cell>
          <table:table-cell office:value-type="string">
            <text:p>The title gives the central topic of the document.</text:p>
          </table:table-cell>
          <table:table-cell table:number-columns-repeated="8"/>
        </table:table-row>
        <table:table-row table:style-name="ro6">
          <table:table-cell table:formula="of:=[.A30]+1" office:value-type="float" office:value="30">
            <text:p>30</text:p>
          </table:table-cell>
          <table:table-cell office:value-type="string">
            <text:p>Disposition</text:p>
          </table:table-cell>
          <table:table-cell office:value-type="string">
            <text:p>Do not put cross-references too far away from source (if you need to explain them.</text:p>
          </table:table-cell>
          <table:table-cell office:value-type="string">
            <text:p>Figures and reference to figures is made on same page which makes it easy to read and understand.</text:p>
          </table:table-cell>
          <table:table-cell table:number-columns-repeated="8"/>
        </table:table-row>
        <table:table-row table:style-name="ro6">
          <table:table-cell table:formula="of:=[.A31]+1" office:value-type="float" office:value="31">
            <text:p>31</text:p>
          </table:table-cell>
          <table:table-cell office:value-type="string">
            <text:p>Disposition</text:p>
          </table:table-cell>
          <table:table-cell office:value-type="string">
            <text:p>Let the list of acronyms be informative</text:p>
          </table:table-cell>
          <table:table-cell office:value-type="string">
            <text:p>Use of a description column to explain the “List of Acronyms”, maybe also include cross references to where it is found.</text:p>
          </table:table-cell>
          <table:table-cell table:number-columns-repeated="8"/>
        </table:table-row>
        <table:table-row table:style-name="ro6">
          <table:table-cell table:formula="of:=[.A32]+1" office:value-type="float" office:value="32">
            <text:p>32</text:p>
          </table:table-cell>
          <table:table-cell office:value-type="string">
            <text:p>Disposition</text:p>
          </table:table-cell>
          <table:table-cell office:value-type="string">
            <text:p>Use clear and simple sentence structures to aid the readability.</text:p>
          </table:table-cell>
          <table:table-cell office:value-type="string">
            <text:p>Use clear and simple sentence structures to aid the readability</text:p>
          </table:table-cell>
          <table:table-cell table:number-columns-repeated="8"/>
        </table:table-row>
        <table:table-row table:style-name="ro9">
          <table:table-cell table:formula="of:=[.A33]+1" office:value-type="float" office:value="33">
            <text:p>33</text:p>
          </table:table-cell>
          <table:table-cell office:value-type="string">
            <text:p>Disposition</text:p>
          </table:table-cell>
          <table:table-cell office:value-type="string">
            <text:p>The title page, along with author information and revision history should be in a separate page and table of contents, list of figures and tables in a separate page</text:p>
          </table:table-cell>
          <table:table-cell office:value-type="string">
            <text:p>Keeping things in different pages helps in isolating formal from descriptive text.</text:p>
          </table:table-cell>
          <table:table-cell table:number-columns-repeated="8"/>
        </table:table-row>
        <table:table-row table:style-name="ro6">
          <table:table-cell table:formula="of:=[.A34]+1" office:value-type="float" office:value="34">
            <text:p>34</text:p>
          </table:table-cell>
          <table:table-cell office:value-type="string">
            <text:p>Disposition</text:p>
          </table:table-cell>
          <table:table-cell office:value-type="string">
            <text:p>Testing and verification information</text:p>
          </table:table-cell>
          <table:table-cell office:value-type="string">
            <text:p>Always provide information about how the device, design is tested and verified for functionality</text:p>
          </table:table-cell>
          <table:table-cell table:number-columns-repeated="8"/>
        </table:table-row>
        <table:table-row table:style-name="ro7">
          <table:table-cell table:formula="of:=[.A35]+1" office:value-type="float" office:value="35">
            <text:p>35</text:p>
          </table:table-cell>
          <table:table-cell office:value-type="string">
            <text:p>Disposition</text:p>
          </table:table-cell>
          <table:table-cell office:value-type="string">
            <text:p>Use comparisons between related works</text:p>
          </table:table-cell>
          <table:table-cell office:value-type="string">
            <text:p>Comparisons are a good way to present your results and show their improvement.</text:p>
          </table:table-cell>
          <table:table-cell table:number-columns-repeated="8"/>
        </table:table-row>
        <table:table-row table:style-name="ro7">
          <table:table-cell table:formula="of:=[.A36]+1" office:value-type="float" office:value="36">
            <text:p>36</text:p>
          </table:table-cell>
          <table:table-cell office:value-type="string">
            <text:p>Disposition</text:p>
          </table:table-cell>
          <table:table-cell office:value-type="string">
            <text:p>Position of list of acronyms, etc.</text:p>
          </table:table-cell>
          <table:table-cell office:value-type="string">
            <text:p>If you have too many abbreviations so make a list of accronyms at the end of paper</text:p>
          </table:table-cell>
          <table:table-cell table:number-columns-repeated="8"/>
        </table:table-row>
        <table:table-row table:style-name="ro8">
          <table:table-cell table:formula="of:=[.A37]+1" office:value-type="float" office:value="37">
            <text:p>37</text:p>
          </table:table-cell>
          <table:table-cell office:value-type="string">
            <text:p>Disposition</text:p>
          </table:table-cell>
          <table:table-cell office:value-type="string">
            <text:p>Documents intended for advanced readers or reader familiar with the topic need to get directly to the point and be concise.</text:p>
          </table:table-cell>
          <table:table-cell office:value-type="string">
            <text:p>The author gives a small background and immediately gets to the point by starting with some equations. This is good if the intended target is familiar with the general subject of the paper.</text:p>
          </table:table-cell>
          <table:table-cell table:number-columns-repeated="8"/>
        </table:table-row>
        <table:table-row table:style-name="ro9">
          <table:table-cell table:formula="of:=[.A38]+1" office:value-type="float" office:value="38">
            <text:p>38</text:p>
          </table:table-cell>
          <table:table-cell office:value-type="string">
            <text:p>Disposition</text:p>
          </table:table-cell>
          <table:table-cell office:value-type="string">
            <text:p>Student laboratory manuals should not be ambiguous and be extremely clear as the students tend to get confused easily. This saves time for the instructor during lab hours.</text:p>
          </table:table-cell>
          <table:table-cell office:value-type="string">
            <text:p>Stressing on the important instructions through the use of colours,special symbols and special fonts in LAB manuals.</text:p>
          </table:table-cell>
          <table:table-cell table:number-columns-repeated="8"/>
        </table:table-row>
        <table:table-row table:style-name="ro6">
          <table:table-cell table:formula="of:=[.A39]+1" office:value-type="float" office:value="39">
            <text:p>39</text:p>
          </table:table-cell>
          <table:table-cell office:value-type="string">
            <text:p>Disposition</text:p>
          </table:table-cell>
          <table:table-cell office:value-type="string">
            <text:p>Define keywords at the start of document after abstract. </text:p>
          </table:table-cell>
          <table:table-cell office:value-type="string">
            <text:p>Keywords in document helps in e.g. google search</text:p>
          </table:table-cell>
          <table:table-cell table:number-columns-repeated="8"/>
        </table:table-row>
        <table:table-row table:style-name="ro6">
          <table:table-cell table:formula="of:=[.A40]+1" office:value-type="float" office:value="40">
            <text:p>40</text:p>
          </table:table-cell>
          <table:table-cell office:value-type="string">
            <text:p>Doc. Info.</text:p>
          </table:table-cell>
          <table:table-cell office:value-type="string">
            <text:p>Author information </text:p>
          </table:table-cell>
          <table:table-cell office:value-type="string">
            <text:p>A very basic requirement, how does one know who is author apart from the file name.</text:p>
          </table:table-cell>
          <table:table-cell table:number-columns-repeated="8"/>
        </table:table-row>
        <table:table-row table:style-name="ro14">
          <table:table-cell table:formula="of:=[.A41]+1" office:value-type="float" office:value="41">
            <text:p>41</text:p>
          </table:table-cell>
          <table:table-cell office:value-type="string">
            <text:p>Doc. Info.</text:p>
          </table:table-cell>
          <table:table-cell office:value-type="string">
            <text:p>Distribution list</text:p>
          </table:table-cell>
          <table:table-cell office:value-type="string">
            <text:p>Good if the document must be distributed to a set of persons. Use a detailed list/table of recepients of the document. Who got the document last time - maybe they want work related to that one? Somewhat dependent on class of documents, but why not add a first sheet to your report/document that can easily be removed, etc. This is good for the in-house document registration procedure.</text:p>
          </table:table-cell>
          <table:table-cell/>
          <table:table-cell table:style-name="ce3"/>
          <table:table-cell table:number-columns-repeated="6"/>
        </table:table-row>
        <table:table-row table:style-name="ro6">
          <table:table-cell table:formula="of:=[.A42]+1" office:value-type="float" office:value="42">
            <text:p>42</text:p>
          </table:table-cell>
          <table:table-cell office:value-type="string">
            <text:p>Doc. Info.</text:p>
          </table:table-cell>
          <table:table-cell office:value-type="string">
            <text:p>Use intelligent file names</text:p>
          </table:table-cell>
          <table:table-cell office:value-type="string">
            <text:p>It is so much easier to search and retrieve files if the names are somewhat intelligent, like avoiding “report.pdf”, for example.</text:p>
          </table:table-cell>
          <table:table-cell/>
          <table:table-cell table:style-name="ce3"/>
          <table:table-cell table:number-columns-repeated="6"/>
        </table:table-row>
        <table:table-row table:style-name="ro8">
          <table:table-cell table:formula="of:=[.A43]+1" office:value-type="float" office:value="43">
            <text:p>43</text:p>
          </table:table-cell>
          <table:table-cell office:value-type="string">
            <text:p>Doc. Info.</text:p>
          </table:table-cell>
          <table:table-cell office:value-type="string">
            <text:p>Proper document information/abstract</text:p>
          </table:table-cell>
          <table:table-cell office:value-type="string">
            <text:p>Provide complete information about the document. Purpose, etc. Use (and define) document variables or similar whenever possible</text:p>
            <text:p>Break down in more bullets????</text:p>
          </table:table-cell>
          <table:table-cell/>
          <table:table-cell table:style-name="ce3"/>
          <table:table-cell table:number-columns-repeated="6"/>
        </table:table-row>
        <table:table-row table:style-name="ro7">
          <table:table-cell table:formula="of:=[.A44]+1" office:value-type="float" office:value="44">
            <text:p>44</text:p>
          </table:table-cell>
          <table:table-cell office:value-type="string">
            <text:p>Doc. Info.</text:p>
          </table:table-cell>
          <table:table-cell office:value-type="string">
            <text:p>Document ID on page header</text:p>
          </table:table-cell>
          <table:table-cell office:value-type="string">
            <text:p>The page header is actually the ID of your document</text:p>
          </table:table-cell>
          <table:table-cell/>
          <table:table-cell table:style-name="ce3"/>
          <table:table-cell table:number-columns-repeated="6"/>
        </table:table-row>
        <table:table-row table:style-name="ro8">
          <table:table-cell table:formula="of:=[.A45]+1" office:value-type="float" office:value="45">
            <text:p>45</text:p>
          </table:table-cell>
          <table:table-cell office:value-type="string">
            <text:p>Doc. Info.</text:p>
          </table:table-cell>
          <table:table-cell office:value-type="string">
            <text:p>Revision history</text:p>
          </table:table-cell>
          <table:table-cell office:value-type="string">
            <text:p>Use a table with information of the revisions. Revision, changes &amp; changed by. Make it very clear. Remember that it can easily be hidden from the document through e.g. conditional text and or variables.</text:p>
          </table:table-cell>
          <table:table-cell/>
          <table:table-cell table:style-name="ce3"/>
          <table:table-cell table:number-columns-repeated="6"/>
        </table:table-row>
        <table:table-row table:style-name="ro7">
          <table:table-cell table:formula="of:=[.A46]+1" office:value-type="float" office:value="46">
            <text:p>46</text:p>
          </table:table-cell>
          <table:table-cell office:value-type="string">
            <text:p>Doc. Info.</text:p>
          </table:table-cell>
          <table:table-cell office:value-type="string">
            <text:p>Add contact information of the author</text:p>
          </table:table-cell>
          <table:table-cell office:value-type="string">
            <text:p>Add for example e-mail address</text:p>
          </table:table-cell>
          <table:table-cell/>
          <table:table-cell table:style-name="ce3"/>
          <table:table-cell table:number-columns-repeated="6"/>
        </table:table-row>
        <table:table-row table:style-name="ro7">
          <table:table-cell table:formula="of:=[.A47]+1" office:value-type="float" office:value="47">
            <text:p>47</text:p>
          </table:table-cell>
          <table:table-cell office:value-type="string">
            <text:p>Doc. Info.</text:p>
          </table:table-cell>
          <table:table-cell office:value-type="string">
            <text:p>Create proper and informative headers</text:p>
          </table:table-cell>
          <table:table-cell office:value-type="string">
            <text:p>Headers are good way for conveying side information</text:p>
          </table:table-cell>
          <table:table-cell table:number-columns-repeated="8"/>
        </table:table-row>
        <table:table-row table:style-name="ro6">
          <table:table-cell table:formula="of:=[.A48]+1" office:value-type="float" office:value="48">
            <text:p>48</text:p>
          </table:table-cell>
          <table:table-cell office:value-type="string">
            <text:p>Doc. Info.</text:p>
          </table:table-cell>
          <table:table-cell office:value-type="string">
            <text:p>Page numbering including total number of pages</text:p>
          </table:table-cell>
          <table:table-cell office:value-type="string">
            <text:p>For instance, page numbering can be like “page: 5 of 16” or “page: 5/16” or just simply “5/16”.</text:p>
          </table:table-cell>
          <table:table-cell table:number-columns-repeated="8"/>
        </table:table-row>
        <table:table-row table:style-name="ro7">
          <table:table-cell table:formula="of:=[.A49]+1" office:value-type="float" office:value="49">
            <text:p>49</text:p>
          </table:table-cell>
          <table:table-cell office:value-type="string">
            <text:p>Equations</text:p>
          </table:table-cell>
          <table:table-cell office:value-type="string">
            <text:p>Try to align multiple lines formula</text:p>
          </table:table-cell>
          <table:table-cell office:value-type="string">
            <text:p>Clear alignment of formulas, use for example arrays.</text:p>
          </table:table-cell>
          <table:table-cell table:number-columns-repeated="8"/>
        </table:table-row>
        <table:table-row table:style-name="ro7">
          <table:table-cell table:formula="of:=[.A50]+1" office:value-type="float" office:value="50">
            <text:p>50</text:p>
          </table:table-cell>
          <table:table-cell office:value-type="string">
            <text:p>Equations</text:p>
          </table:table-cell>
          <table:table-cell office:value-type="string">
            <text:p>Number equations when applicable</text:p>
          </table:table-cell>
          <table:table-cell office:value-type="string">
            <text:p>So that reader easily understands which formula you are talking about now.</text:p>
          </table:table-cell>
          <table:table-cell table:number-columns-repeated="8"/>
        </table:table-row>
        <table:table-row table:style-name="ro7">
          <table:table-cell table:formula="of:=[.A51]+1" office:value-type="float" office:value="51">
            <text:p>51</text:p>
          </table:table-cell>
          <table:table-cell office:value-type="string">
            <text:p>Equations</text:p>
          </table:table-cell>
          <table:table-cell office:value-type="string">
            <text:p>Illustrative equations</text:p>
          </table:table-cell>
          <table:table-cell office:value-type="string">
            <text:p>Write equations clearly, use a good tool for it.</text:p>
          </table:table-cell>
          <table:table-cell table:number-columns-repeated="8"/>
        </table:table-row>
        <table:table-row table:style-name="ro6">
          <table:table-cell table:formula="of:=[.A52]+1" office:value-type="float" office:value="52">
            <text:p>52</text:p>
          </table:table-cell>
          <table:table-cell office:value-type="string">
            <text:p>Equations</text:p>
          </table:table-cell>
          <table:table-cell office:value-type="string">
            <text:p>For in-line equations use slash (/) instead of fraction line (–)</text:p>
          </table:table-cell>
          <table:table-cell office:value-type="string">
            <text:p>Using fraction line (–) makes the distance between lines somewhat not coherent and may not look nice.</text:p>
          </table:table-cell>
          <table:table-cell table:number-columns-repeated="8"/>
        </table:table-row>
        <table:table-row table:style-name="ro7">
          <table:table-cell table:formula="of:=[.A53]+1" office:value-type="float" office:value="53">
            <text:p>53</text:p>
          </table:table-cell>
          <table:table-cell office:value-type="string">
            <text:p>Figures/Tables</text:p>
          </table:table-cell>
          <table:table-cell office:value-type="string">
            <text:p>Use “pretty” scaling of column widths in tables</text:p>
          </table:table-cell>
          <table:table-cell office:value-type="string">
            <text:p>Align column widhts accordingly such it looks nice.</text:p>
          </table:table-cell>
          <table:table-cell table:number-columns-repeated="8"/>
        </table:table-row>
        <table:table-row table:style-name="ro7">
          <table:table-cell table:formula="of:=[.A54]+1" office:value-type="float" office:value="54">
            <text:p>54</text:p>
          </table:table-cell>
          <table:table-cell office:value-type="string">
            <text:p>Figures/Tables</text:p>
          </table:table-cell>
          <table:table-cell office:value-type="string">
            <text:p>Well presented data in the tables.</text:p>
          </table:table-cell>
          <table:table-cell office:value-type="string">
            <text:p>Do not add a figure if not needed, add a figure if it clarifies the text.</text:p>
          </table:table-cell>
          <table:table-cell table:number-columns-repeated="8"/>
        </table:table-row>
        <table:table-row table:style-name="ro6">
          <table:table-cell table:formula="of:=[.A55]+1" office:value-type="float" office:value="55">
            <text:p>55</text:p>
          </table:table-cell>
          <table:table-cell office:value-type="string">
            <text:p>Figures/Tables</text:p>
          </table:table-cell>
          <table:table-cell office:value-type="string">
            <text:p>Add a clear picture or block diagram of the main topic</text:p>
          </table:table-cell>
          <table:table-cell office:value-type="string">
            <text:p>Document contain a picture/drawing of the object of interest</text:p>
          </table:table-cell>
          <table:table-cell table:number-columns-repeated="8"/>
        </table:table-row>
        <table:table-row table:style-name="ro7">
          <table:table-cell table:formula="of:=[.A56]+1" office:value-type="float" office:value="56">
            <text:p>56</text:p>
          </table:table-cell>
          <table:table-cell office:value-type="string">
            <text:p>Figures/Tables</text:p>
          </table:table-cell>
          <table:table-cell office:value-type="string">
            <text:p>Always provide units in tables and figures</text:p>
          </table:table-cell>
          <table:table-cell office:value-type="string">
            <text:p>e.g. [V] or [s] </text:p>
          </table:table-cell>
          <table:table-cell table:number-columns-repeated="8"/>
        </table:table-row>
        <table:table-row table:style-name="ro7">
          <table:table-cell table:formula="of:=[.A57]+1" office:value-type="float" office:value="57">
            <text:p>57</text:p>
          </table:table-cell>
          <table:table-cell office:value-type="string">
            <text:p>Figures/Tables</text:p>
          </table:table-cell>
          <table:table-cell office:value-type="string">
            <text:p>Use illustrative figures</text:p>
          </table:table-cell>
          <table:table-cell office:value-type="string">
            <text:p>Figure should illustrate the content of the text in a good way</text:p>
          </table:table-cell>
          <table:table-cell table:number-columns-repeated="8"/>
        </table:table-row>
        <table:table-row table:style-name="ro7">
          <table:table-cell table:formula="of:=[.A58]+1" office:value-type="float" office:value="58">
            <text:p>58</text:p>
          </table:table-cell>
          <table:table-cell office:value-type="string">
            <text:p>Figures/Tables</text:p>
          </table:table-cell>
          <table:table-cell office:value-type="string">
            <text:p>Use figures to help explain the text</text:p>
          </table:table-cell>
          <table:table-cell office:value-type="string">
            <text:p>Figures are illustrative and support explanation</text:p>
          </table:table-cell>
          <table:table-cell table:number-columns-repeated="8"/>
        </table:table-row>
        <table:table-row table:style-name="ro7">
          <table:table-cell table:formula="of:=[.A59]+1" office:value-type="float" office:value="59">
            <text:p>59</text:p>
          </table:table-cell>
          <table:table-cell office:value-type="string">
            <text:p>Figures/Tables</text:p>
          </table:table-cell>
          <table:table-cell office:value-type="string">
            <text:p>Make figures compact and clear</text:p>
          </table:table-cell>
          <table:table-cell office:value-type="string">
            <text:p>Figures makes the first impression and decide how overall paper/report looks like.</text:p>
          </table:table-cell>
          <table:table-cell table:number-columns-repeated="8"/>
        </table:table-row>
        <table:table-row table:style-name="ro7">
          <table:table-cell table:formula="of:=[.A60]+1" office:value-type="float" office:value="60">
            <text:p>60</text:p>
          </table:table-cell>
          <table:table-cell office:value-type="string">
            <text:p>Figures/Tables</text:p>
          </table:table-cell>
          <table:table-cell office:value-type="string">
            <text:p>Figure font captions should be consistent. </text:p>
          </table:table-cell>
          <table:table-cell office:value-type="string">
            <text:p>Follow the standard recommended for the document.</text:p>
          </table:table-cell>
          <table:table-cell table:number-columns-repeated="8"/>
        </table:table-row>
        <table:table-row table:style-name="ro7">
          <table:table-cell table:formula="of:=[.A61]+1" office:value-type="float" office:value="61">
            <text:p>61</text:p>
          </table:table-cell>
          <table:table-cell office:value-type="string">
            <text:p>Figures/Tables</text:p>
          </table:table-cell>
          <table:table-cell office:value-type="string">
            <text:p>Good picture quality</text:p>
          </table:table-cell>
          <table:table-cell office:value-type="string">
            <text:p>Use vector based graphics if possible</text:p>
          </table:table-cell>
          <table:table-cell table:number-columns-repeated="8"/>
        </table:table-row>
        <table:table-row table:style-name="ro7">
          <table:table-cell table:formula="of:=[.A62]+1" office:value-type="float" office:value="62">
            <text:p>62</text:p>
          </table:table-cell>
          <table:table-cell office:value-type="string">
            <text:p>Figures/Tables</text:p>
          </table:table-cell>
          <table:table-cell office:value-type="string">
            <text:p>Align all tables and figures in the same way</text:p>
          </table:table-cell>
          <table:table-cell office:value-type="string">
            <text:p>You should have consistent style of figures and tables alignment</text:p>
          </table:table-cell>
          <table:table-cell table:number-columns-repeated="8"/>
        </table:table-row>
        <table:table-row table:style-name="ro7">
          <table:table-cell table:formula="of:=[.A63]+1" office:value-type="float" office:value="63">
            <text:p>63</text:p>
          </table:table-cell>
          <table:table-cell office:value-type="string">
            <text:p>Figures/Tables</text:p>
          </table:table-cell>
          <table:table-cell office:value-type="string">
            <text:p>Make sure figures are of good display quality.</text:p>
          </table:table-cell>
          <table:table-cell office:value-type="string">
            <text:p>Check figure quality.</text:p>
          </table:table-cell>
          <table:table-cell table:number-columns-repeated="8"/>
        </table:table-row>
        <table:table-row table:style-name="ro7">
          <table:table-cell table:formula="of:=[.A64]+1" office:value-type="float" office:value="64">
            <text:p>64</text:p>
          </table:table-cell>
          <table:table-cell office:value-type="string">
            <text:p>Figures/Tables</text:p>
          </table:table-cell>
          <table:table-cell office:value-type="string">
            <text:p>Legend in multi-curve graphs.</text:p>
          </table:table-cell>
          <table:table-cell office:value-type="string">
            <text:p>To the graphs containing several curves, make sure there is a well-defined legend.</text:p>
          </table:table-cell>
          <table:table-cell table:number-columns-repeated="8"/>
        </table:table-row>
        <table:table-row table:style-name="ro7">
          <table:table-cell table:formula="of:=[.A65]+1" office:value-type="float" office:value="65">
            <text:p>65</text:p>
          </table:table-cell>
          <table:table-cell office:value-type="string">
            <text:p>Figures/Tables</text:p>
          </table:table-cell>
          <table:table-cell office:value-type="string">
            <text:p>Good presentation of results using figures.</text:p>
          </table:table-cell>
          <table:table-cell office:value-type="string">
            <text:p>Legends should be clearly given.</text:p>
          </table:table-cell>
          <table:table-cell table:number-columns-repeated="8"/>
        </table:table-row>
        <table:table-row table:style-name="ro6">
          <table:table-cell table:formula="of:=[.A66]+1" office:value-type="float" office:value="66">
            <text:p>66</text:p>
          </table:table-cell>
          <table:table-cell office:value-type="string">
            <text:p>Figures/Tables</text:p>
          </table:table-cell>
          <table:table-cell office:value-type="string">
            <text:p>Use descriptive figures to illustrate key concepts/results</text:p>
          </table:table-cell>
          <table:table-cell office:value-type="string">
            <text:p>Figures are always a good way of presenting concepts, results and comparisons</text:p>
          </table:table-cell>
          <table:table-cell table:number-columns-repeated="8"/>
        </table:table-row>
        <table:table-row table:style-name="ro9">
          <table:table-cell table:formula="of:=[.A67]+1" office:value-type="float" office:value="67">
            <text:p>67</text:p>
          </table:table-cell>
          <table:table-cell office:value-type="string">
            <text:p>Figures/Tables</text:p>
          </table:table-cell>
          <table:table-cell office:value-type="string">
            <text:p>For data-path, circuits, its extremely important to show exactly whats happening and how the flow is. Using a good open source drawing software a must. Like xcircuit for example</text:p>
          </table:table-cell>
          <table:table-cell office:value-type="string">
            <text:p>For example an adder. Need to show exactly and with clarity how intermediate products are generated along the way.</text:p>
          </table:table-cell>
          <table:table-cell table:number-columns-repeated="8"/>
        </table:table-row>
        <table:table-row table:style-name="ro6">
          <table:table-cell table:formula="of:=[.A68]+1" office:value-type="float" office:value="68">
            <text:p>68</text:p>
          </table:table-cell>
          <table:table-cell office:value-type="string">
            <text:p>Figures/Tables</text:p>
          </table:table-cell>
          <table:table-cell office:value-type="string">
            <text:p>Standard symbols and graphs.</text:p>
          </table:table-cell>
          <table:table-cell office:value-type="string">
            <text:p>Always use symbols that are well known and standardized. Don't invent new symbols if not required.</text:p>
          </table:table-cell>
          <table:table-cell table:number-columns-repeated="8"/>
        </table:table-row>
        <table:table-row table:style-name="ro6">
          <table:table-cell table:formula="of:=[.A69]+1" office:value-type="float" office:value="69">
            <text:p>69</text:p>
          </table:table-cell>
          <table:table-cell office:value-type="string">
            <text:p>Figures/Tables</text:p>
          </table:table-cell>
          <table:table-cell office:value-type="string">
            <text:p>Use zoom-in details in figures</text:p>
          </table:table-cell>
          <table:table-cell office:value-type="string">
            <text:p>For the figure presentations, it can be advantageous to add a zoom-in to illustrate the results.</text:p>
          </table:table-cell>
          <table:table-cell table:number-columns-repeated="8"/>
        </table:table-row>
        <table:table-row table:style-name="ro7">
          <table:table-cell table:formula="of:=[.A70]+1" office:value-type="float" office:value="70">
            <text:p>70</text:p>
          </table:table-cell>
          <table:table-cell office:value-type="string">
            <text:p>Formatting</text:p>
          </table:table-cell>
          <table:table-cell office:value-type="string">
            <text:p>Number sections and pages </text:p>
          </table:table-cell>
          <table:table-cell office:value-type="string">
            <text:p>Use a template that supports numbering</text:p>
          </table:table-cell>
          <table:table-cell table:number-columns-repeated="8"/>
        </table:table-row>
        <table:table-row table:style-name="ro14">
          <table:table-cell table:formula="of:=[.A71]+1" office:value-type="float" office:value="71">
            <text:p>71</text:p>
          </table:table-cell>
          <table:table-cell office:value-type="string">
            <text:p>Formatting</text:p>
          </table:table-cell>
          <table:table-cell office:value-type="string">
            <text:p>Document variables</text:p>
          </table:table-cell>
          <table:table-cell office:value-type="string">
            <text:p>Use variables extensively for words and phrases that are frequent. For example, you want to write: “ a low-power operational amplifier” throughout your work, but several versions occur if you do not read carefully. For example: “ a low power amplifier” , “ a low power, operational amplifier” , “ an LP opamp” , etc. To avoid this (and many other problems): </text:p>
          </table:table-cell>
          <table:table-cell table:number-columns-repeated="8"/>
        </table:table-row>
        <table:table-row table:style-name="ro7">
          <table:table-cell table:formula="of:=[.A72]+1" office:value-type="float" office:value="72">
            <text:p>72</text:p>
          </table:table-cell>
          <table:table-cell office:value-type="string">
            <text:p>Formatting</text:p>
          </table:table-cell>
          <table:table-cell office:value-type="string">
            <text:p>Use consequent indention after heading</text:p>
          </table:table-cell>
          <table:table-cell office:value-type="string">
            <text:p>After abstract there is an indention but not after other headings</text:p>
          </table:table-cell>
          <table:table-cell table:number-columns-repeated="8"/>
        </table:table-row>
        <table:table-row table:style-name="ro6">
          <table:table-cell table:formula="of:=[.A73]+1" office:value-type="float" office:value="73">
            <text:p>73</text:p>
          </table:table-cell>
          <table:table-cell office:value-type="string">
            <text:p>Formatting</text:p>
          </table:table-cell>
          <table:table-cell office:value-type="string">
            <text:p>Program code should be nicely formatted </text:p>
          </table:table-cell>
          <table:table-cell office:value-type="string">
            <text:p>Easy to see what is actual code and what is the “document text”. Use e.g. listings in LaTeX</text:p>
          </table:table-cell>
          <table:table-cell table:number-columns-repeated="8"/>
        </table:table-row>
        <table:table-row table:style-name="ro7">
          <table:table-cell table:formula="of:=[.A74]+1" office:value-type="float" office:value="74">
            <text:p>74</text:p>
          </table:table-cell>
          <table:table-cell office:value-type="string">
            <text:p>Formatting</text:p>
          </table:table-cell>
          <table:table-cell office:value-type="string">
            <text:p>Use proper software for equations</text:p>
          </table:table-cell>
          <table:table-cell office:value-type="string">
            <text:p>Equations should be well written and clearly visible</text:p>
          </table:table-cell>
          <table:table-cell table:number-columns-repeated="8"/>
        </table:table-row>
        <table:table-row table:style-name="ro7">
          <table:table-cell table:formula="of:=[.A75]+1" office:value-type="float" office:value="75">
            <text:p>75</text:p>
          </table:table-cell>
          <table:table-cell office:value-type="string">
            <text:p>Formatting</text:p>
          </table:table-cell>
          <table:table-cell office:value-type="string">
            <text:p>Use generous conclusion </text:p>
          </table:table-cell>
          <table:table-cell office:value-type="string">
            <text:p>If no conclusions can be made from a paper. Do not write the paper.</text:p>
          </table:table-cell>
          <table:table-cell table:number-columns-repeated="8"/>
        </table:table-row>
        <table:table-row table:style-name="ro6">
          <table:table-cell table:formula="of:=[.A76]+1" office:value-type="float" office:value="76">
            <text:p>76</text:p>
          </table:table-cell>
          <table:table-cell office:value-type="string">
            <text:p>Formatting</text:p>
          </table:table-cell>
          <table:table-cell office:value-type="string">
            <text:p>Do not use to much space between title, name and date on the front page </text:p>
          </table:table-cell>
          <table:table-cell office:value-type="string">
            <text:p>It looks strange with too much space between lines. Use a good template.</text:p>
          </table:table-cell>
          <table:table-cell table:number-columns-repeated="8"/>
        </table:table-row>
        <table:table-row table:style-name="ro6">
          <table:table-cell table:formula="of:=[.A77]+1" office:value-type="float" office:value="77">
            <text:p>77</text:p>
          </table:table-cell>
          <table:table-cell office:value-type="string">
            <text:p>Formatting</text:p>
          </table:table-cell>
          <table:table-cell office:value-type="string">
            <text:p>Portability</text:p>
          </table:table-cell>
          <table:table-cell office:value-type="string">
            <text:p>The document should be portable between Microsoft word, openoffice, latex, framemaker, and html. Have a plan for how you should do this.</text:p>
          </table:table-cell>
          <table:table-cell table:number-columns-repeated="8"/>
        </table:table-row>
        <table:table-row table:style-name="ro6">
          <table:table-cell table:formula="of:=[.A78]+1" office:value-type="float" office:value="78">
            <text:p>78</text:p>
          </table:table-cell>
          <table:table-cell office:value-type="string">
            <text:p>Formatting</text:p>
          </table:table-cell>
          <table:table-cell office:value-type="string">
            <text:p>Do not mix too many different fonts in text/document.</text:p>
          </table:table-cell>
          <table:table-cell office:value-type="string">
            <text:p>This makes it difficult to read.</text:p>
          </table:table-cell>
          <table:table-cell table:number-columns-repeated="8"/>
        </table:table-row>
        <table:table-row table:style-name="ro7">
          <table:table-cell table:formula="of:=[.A79]+1" office:value-type="float" office:value="79">
            <text:p>79</text:p>
          </table:table-cell>
          <table:table-cell office:value-type="string">
            <text:p>Formatting</text:p>
          </table:table-cell>
          <table:table-cell office:value-type="string">
            <text:p>Do not use too large fonts.</text:p>
          </table:table-cell>
          <table:table-cell office:value-type="string">
            <text:p>Too large text is also annoying.</text:p>
          </table:table-cell>
          <table:table-cell table:number-columns-repeated="8"/>
        </table:table-row>
        <table:table-row table:style-name="ro6">
          <table:table-cell table:formula="of:=[.A80]+1" office:value-type="float" office:value="80">
            <text:p>80</text:p>
          </table:table-cell>
          <table:table-cell office:value-type="string">
            <text:p>Formatting</text:p>
          </table:table-cell>
          <table:table-cell office:value-type="string">
            <text:p>Format of lists</text:p>
          </table:table-cell>
          <table:table-cell office:value-type="string">
            <text:p>Use formats/templates to define bullet lists, do not use the Microsoft way, as it would not be a portable document</text:p>
          </table:table-cell>
          <table:table-cell table:number-columns-repeated="8"/>
        </table:table-row>
        <table:table-row table:style-name="ro7">
          <table:table-cell table:formula="of:=[.A81]+1" office:value-type="float" office:value="81">
            <text:p>81</text:p>
          </table:table-cell>
          <table:table-cell office:value-type="string">
            <text:p>Formatting</text:p>
          </table:table-cell>
          <table:table-cell office:value-type="string">
            <text:p>Footers and headers</text:p>
          </table:table-cell>
          <table:table-cell office:value-type="string">
            <text:p>Use tables in document header rather than tabs</text:p>
          </table:table-cell>
          <table:table-cell table:number-columns-repeated="8"/>
        </table:table-row>
        <table:table-row table:style-name="ro6">
          <table:table-cell table:formula="of:=[.A82]+1" office:value-type="float" office:value="82">
            <text:p>82</text:p>
          </table:table-cell>
          <table:table-cell office:value-type="string">
            <text:p>Formatting</text:p>
          </table:table-cell>
          <table:table-cell office:value-type="string">
            <text:p>Use flow graphs to illustrate algorithms/flows when possible</text:p>
          </table:table-cell>
          <table:table-cell office:value-type="string">
            <text:p>A flow graph can be more illustrative that a bullet list</text:p>
          </table:table-cell>
          <table:table-cell table:number-columns-repeated="8"/>
        </table:table-row>
        <table:table-row table:style-name="ro7">
          <table:table-cell table:formula="of:=[.A83]+1" office:value-type="float" office:value="83">
            <text:p>83</text:p>
          </table:table-cell>
          <table:table-cell office:value-type="string">
            <text:p>Formatting</text:p>
          </table:table-cell>
          <table:table-cell office:value-type="string">
            <text:p>Use visual aids in lab manuals.</text:p>
          </table:table-cell>
          <table:table-cell office:value-type="string">
            <text:p>If applicable, use frames for extra important information</text:p>
          </table:table-cell>
          <table:table-cell table:number-columns-repeated="8"/>
        </table:table-row>
        <table:table-row table:style-name="ro7">
          <table:table-cell table:formula="of:=[.A84]+1" office:value-type="float" office:value="84">
            <text:p>84</text:p>
          </table:table-cell>
          <table:table-cell office:value-type="string">
            <text:p>Presentation</text:p>
          </table:table-cell>
          <table:table-cell office:value-type="string">
            <text:p>Informative title </text:p>
          </table:table-cell>
          <table:table-cell office:value-type="string">
            <text:p>Descriptive/matched to the contents</text:p>
          </table:table-cell>
          <table:table-cell table:number-columns-repeated="8"/>
        </table:table-row>
        <table:table-row table:style-name="ro6">
          <table:table-cell table:formula="of:=[.A85]+1" office:value-type="float" office:value="85">
            <text:p>85</text:p>
          </table:table-cell>
          <table:table-cell office:value-type="string">
            <text:p>Presentation</text:p>
          </table:table-cell>
          <table:table-cell office:value-type="string">
            <text:p>Acknowledge if needed!</text:p>
          </table:table-cell>
          <table:table-cell office:value-type="string">
            <text:p>Do not forget to acknowledge all those who have contributed to the report/documentation.</text:p>
          </table:table-cell>
          <table:table-cell table:number-columns-repeated="8"/>
        </table:table-row>
        <table:table-row table:style-name="ro6">
          <table:table-cell table:formula="of:=[.A86]+1" office:value-type="float" office:value="86">
            <text:p>86</text:p>
          </table:table-cell>
          <table:table-cell office:value-type="string">
            <text:p>Presentation</text:p>
          </table:table-cell>
          <table:table-cell office:value-type="string">
            <text:p>For each major chapter, briefly explain the chapter </text:p>
          </table:table-cell>
          <table:table-cell office:value-type="string">
            <text:p>Every major chapter paragraph introduces the minor chapters. prepares the reader of what to come</text:p>
          </table:table-cell>
          <table:table-cell table:number-columns-repeated="8"/>
        </table:table-row>
        <table:table-row table:style-name="ro7">
          <table:table-cell table:formula="of:=[.A87]+1" office:value-type="float" office:value="87">
            <text:p>87</text:p>
          </table:table-cell>
          <table:table-cell office:value-type="string">
            <text:p>Presentation</text:p>
          </table:table-cell>
          <table:table-cell office:value-type="string">
            <text:p>Use an outline or a TOC</text:p>
          </table:table-cell>
          <table:table-cell office:value-type="string">
            <text:p>Makes it easier to skim through the document.</text:p>
          </table:table-cell>
          <table:table-cell table:number-columns-repeated="8"/>
        </table:table-row>
        <table:table-row table:style-name="ro7">
          <table:table-cell table:formula="of:=[.A88]+1" office:value-type="float" office:value="88">
            <text:p>88</text:p>
          </table:table-cell>
          <table:table-cell office:value-type="string">
            <text:p>Presentation</text:p>
          </table:table-cell>
          <table:table-cell office:value-type="string">
            <text:p>Each section should lead to the next one.</text:p>
          </table:table-cell>
          <table:table-cell office:value-type="string">
            <text:p>Makes it easy to understand your text and keep track of your reasoning.</text:p>
          </table:table-cell>
          <table:table-cell table:number-columns-repeated="8"/>
        </table:table-row>
        <table:table-row table:style-name="ro7">
          <table:table-cell table:formula="of:=[.A89]+1" office:value-type="float" office:value="89">
            <text:p>89</text:p>
          </table:table-cell>
          <table:table-cell office:value-type="string">
            <text:p>Presentation</text:p>
          </table:table-cell>
          <table:table-cell office:value-type="string">
            <text:p>Overall clear layout and presentation</text:p>
          </table:table-cell>
          <table:table-cell office:value-type="string">
            <text:p>Overall clear layout and presentation makes a good first impression. </text:p>
          </table:table-cell>
          <table:table-cell table:number-columns-repeated="8"/>
        </table:table-row>
        <table:table-row table:style-name="ro6">
          <table:table-cell table:formula="of:=[.A90]+1" office:value-type="float" office:value="90">
            <text:p>90</text:p>
          </table:table-cell>
          <table:table-cell office:value-type="string">
            <text:p>Presentation</text:p>
          </table:table-cell>
          <table:table-cell office:value-type="string">
            <text:p>Use structural examples which you can reuse within the document</text:p>
          </table:table-cell>
          <table:table-cell office:value-type="string">
            <text:p>The example is well thought about, and is used through the entire document. Makes the user familiar with that case.</text:p>
          </table:table-cell>
          <table:table-cell table:number-columns-repeated="8"/>
        </table:table-row>
        <table:table-row table:style-name="ro6">
          <table:table-cell table:formula="of:=[.A91]+1" office:value-type="float" office:value="91">
            <text:p>91</text:p>
          </table:table-cell>
          <table:table-cell office:value-type="string">
            <text:p>Presentation</text:p>
          </table:table-cell>
          <table:table-cell office:value-type="string">
            <text:p>Concrete description on experimental setup and methods.</text:p>
          </table:table-cell>
          <table:table-cell office:value-type="string">
            <text:p>The final implementation is well described, and it is easy to get a grip of the design.</text:p>
          </table:table-cell>
          <table:table-cell table:number-columns-repeated="8"/>
        </table:table-row>
        <table:table-row table:style-name="ro6">
          <table:table-cell table:formula="of:=[.A92]+1" office:value-type="float" office:value="92">
            <text:p>92</text:p>
          </table:table-cell>
          <table:table-cell office:value-type="string">
            <text:p>Presentation</text:p>
          </table:table-cell>
          <table:table-cell office:value-type="string">
            <text:p>Describe the result extra carefully and with supporting graphics/diagrams/curves.</text:p>
          </table:table-cell>
          <table:table-cell office:value-type="string">
            <text:p>The final implementation is well described, and it is easy to get a grip of the design.</text:p>
          </table:table-cell>
          <table:table-cell table:number-columns-repeated="8"/>
        </table:table-row>
        <table:table-row table:style-name="ro7">
          <table:table-cell table:formula="of:=[.A93]+1" office:value-type="float" office:value="93">
            <text:p>93</text:p>
          </table:table-cell>
          <table:table-cell office:value-type="string">
            <text:p>Presentation</text:p>
          </table:table-cell>
          <table:table-cell office:value-type="string">
            <text:p>Back up your results with mathematical results.</text:p>
          </table:table-cell>
          <table:table-cell office:value-type="string">
            <text:p>Include mathematical details if you have space.</text:p>
          </table:table-cell>
          <table:table-cell table:number-columns-repeated="8"/>
        </table:table-row>
        <table:table-row table:style-name="ro6">
          <table:table-cell table:formula="of:=[.A94]+1" office:value-type="float" office:value="94">
            <text:p>94</text:p>
          </table:table-cell>
          <table:table-cell office:value-type="string">
            <text:p>Presentation</text:p>
          </table:table-cell>
          <table:table-cell office:value-type="string">
            <text:p>Use different colors in documents can help readability.</text:p>
          </table:table-cell>
          <table:table-cell office:value-type="string">
            <text:p>The author use a different color in documents when referring to directories.</text:p>
          </table:table-cell>
          <table:table-cell table:number-columns-repeated="8"/>
        </table:table-row>
        <table:table-row table:style-name="ro7">
          <table:table-cell table:formula="of:=[.A95]+1" office:value-type="float" office:value="95">
            <text:p>95</text:p>
          </table:table-cell>
          <table:table-cell office:value-type="string">
            <text:p>Presentation</text:p>
          </table:table-cell>
          <table:table-cell office:value-type="string">
            <text:p>Use stylistic “special characters” to clarify text</text:p>
          </table:table-cell>
          <table:table-cell office:value-type="string">
            <text:p>For example arrows, bullets, to clearly outline.</text:p>
          </table:table-cell>
          <table:table-cell table:number-columns-repeated="8"/>
        </table:table-row>
        <table:table-row table:style-name="ro6">
          <table:table-cell table:formula="of:=[.A96]+1" office:value-type="float" office:value="96">
            <text:p>96</text:p>
          </table:table-cell>
          <table:table-cell office:value-type="string">
            <text:p>Presentation</text:p>
          </table:table-cell>
          <table:table-cell office:value-type="string">
            <text:p>Find a good topic that fills a gap</text:p>
          </table:table-cell>
          <table:table-cell office:value-type="string">
            <text:p>If there is very little written information available about a specific topic, the document provides necessary introduction and can be used as e.g. manual.</text:p>
          </table:table-cell>
          <table:table-cell table:number-columns-repeated="8"/>
        </table:table-row>
        <table:table-row table:style-name="ro7">
          <table:table-cell table:formula="of:=[.A97]+1" office:value-type="float" office:value="97">
            <text:p>97</text:p>
          </table:table-cell>
          <table:table-cell office:value-type="string">
            <text:p>Referencing</text:p>
          </table:table-cell>
          <table:table-cell office:value-type="string">
            <text:p>Clearly suggest further reading</text:p>
          </table:table-cell>
          <table:table-cell office:value-type="string">
            <text:p>Good service for the reader</text:p>
          </table:table-cell>
          <table:table-cell table:number-columns-repeated="8"/>
        </table:table-row>
        <table:table-row table:style-name="ro6">
          <table:table-cell table:formula="of:=[.A98]+1" office:value-type="float" office:value="98">
            <text:p>98</text:p>
          </table:table-cell>
          <table:table-cell office:value-type="string">
            <text:p>Referencing</text:p>
          </table:table-cell>
          <table:table-cell office:value-type="string">
            <text:p>Describe related work</text:p>
          </table:table-cell>
          <table:table-cell office:value-type="string">
            <text:p>Include guru references and important novel and initial work in the field. Something that people can relate too. </text:p>
          </table:table-cell>
          <table:table-cell table:number-columns-repeated="8"/>
        </table:table-row>
        <table:table-row table:style-name="ro6">
          <table:table-cell table:formula="of:=[.A99]+1" office:value-type="float" office:value="99">
            <text:p>99</text:p>
          </table:table-cell>
          <table:table-cell office:value-type="string">
            <text:p>Referencing</text:p>
          </table:table-cell>
          <table:table-cell office:value-type="string">
            <text:p>Include references for all important statements. (Key references)</text:p>
          </table:table-cell>
          <table:table-cell office:value-type="string">
            <text:p>Its good to acknowledge the pioneers and also it helps to understand it from the basic.</text:p>
          </table:table-cell>
          <table:table-cell table:number-columns-repeated="8"/>
        </table:table-row>
        <table:table-row table:style-name="ro6">
          <table:table-cell table:formula="of:=[.A100]+1" office:value-type="float" office:value="100">
            <text:p>100</text:p>
          </table:table-cell>
          <table:table-cell office:value-type="string">
            <text:p>Referencing</text:p>
          </table:table-cell>
          <table:table-cell office:value-type="string">
            <text:p>Citing sources, specially latest publications</text:p>
          </table:table-cell>
          <table:table-cell office:value-type="string">
            <text:p>One should always cite things to give a proper background and relevant work. Recent references have a positive impact on publication chances. Do not cite Wikipedia.</text:p>
          </table:table-cell>
          <table:table-cell table:number-columns-repeated="8"/>
        </table:table-row>
        <table:table-row table:style-name="ro7">
          <table:table-cell table:formula="of:=[.A101]+1" office:value-type="float" office:value="101">
            <text:p>101</text:p>
          </table:table-cell>
          <table:table-cell office:value-type="string">
            <text:p>Typesetting</text:p>
          </table:table-cell>
          <table:table-cell office:value-type="string">
            <text:p>Font consistency throughout the document.</text:p>
          </table:table-cell>
          <table:table-cell office:value-type="string">
            <text:p>Consistent font types in the whole document make better readability.</text:p>
          </table:table-cell>
          <table:table-cell table:number-columns-repeated="8"/>
        </table:table-row>
        <table:table-row table:style-name="ro7">
          <table:table-cell table:formula="of:=[.A102]+1" office:value-type="float" office:value="102">
            <text:p>102</text:p>
          </table:table-cell>
          <table:table-cell office:value-type="string">
            <text:p>Typesetting</text:p>
          </table:table-cell>
          <table:table-cell office:value-type="string">
            <text:p>Do not use too large indents.</text:p>
          </table:table-cell>
          <table:table-cell office:value-type="string">
            <text:p>Makes it hard to read the body text.</text:p>
          </table:table-cell>
          <table:table-cell table:number-columns-repeated="8"/>
        </table:table-row>
        <table:table-row table:style-name="ro7">
          <table:table-cell table:formula="of:=[.A103]+1" office:value-type="float" office:value="103">
            <text:p>103</text:p>
          </table:table-cell>
          <table:table-cell office:value-type="string">
            <text:p>Typesetting</text:p>
          </table:table-cell>
          <table:table-cell office:value-type="string">
            <text:p>Units are never in italics.</text:p>
          </table:table-cell>
          <table:table-cell office:value-type="string">
            <text:p>Otherwise it will look sloppy.</text:p>
          </table:table-cell>
          <table:table-cell table:number-columns-repeated="8"/>
        </table:table-row>
        <table:table-row table:style-name="ro6">
          <table:table-cell table:formula="of:=[.A104]+1" office:value-type="float" office:value="104">
            <text:p>104</text:p>
          </table:table-cell>
          <table:table-cell office:value-type="string">
            <text:p>Typesetting</text:p>
          </table:table-cell>
          <table:table-cell office:value-type="string">
            <text:p>Use hard space between units and numbers, between figure and number, etc.</text:p>
          </table:table-cell>
          <table:table-cell office:value-type="string">
            <text:p>Otherwise it will look sloppy.</text:p>
          </table:table-cell>
          <table:table-cell table:number-columns-repeated="8"/>
        </table:table-row>
        <table:table-row table:style-name="ro6">
          <table:table-cell table:formula="of:=[.A105]+1" office:value-type="float" office:value="105">
            <text:p>105</text:p>
          </table:table-cell>
          <table:table-cell office:value-type="string">
            <text:p>Formatting</text:p>
          </table:table-cell>
          <table:table-cell office:value-type="string">
            <text:p>Caption of figure is in the same font and size as the body text is.</text:p>
          </table:table-cell>
          <table:table-cell office:value-type="string">
            <text:p>To increase the readabilty of your document you should apply different style to caption of figures from text body style (font type and size etc.)</text:p>
          </table:table-cell>
          <table:table-cell table:number-columns-repeated="8"/>
        </table:table-row>
        <table:table-row table:style-name="ro7">
          <table:table-cell table:formula="of:=[.A106]+1" office:value-type="float" office:value="106">
            <text:p>106</text:p>
          </table:table-cell>
          <table:table-cell office:value-type="string">
            <text:p>Disposition</text:p>
          </table:table-cell>
          <table:table-cell office:value-type="string">
            <text:p>Use either summary or conclusion, not both</text:p>
          </table:table-cell>
          <table:table-cell office:value-type="string">
            <text:p>Having both summary and conclusion is misleading</text:p>
          </table:table-cell>
          <table:table-cell table:number-columns-repeated="3"/>
          <table:table-cell table:style-name="ce5"/>
          <table:table-cell table:number-columns-repeated="2"/>
          <table:table-cell table:style-name="ce4" table:number-columns-repeated="2"/>
        </table:table-row>
        <table:table-row table:style-name="ro7">
          <table:table-cell table:formula="of:=[.A107]+1" office:value-type="float" office:value="107">
            <text:p>107</text:p>
          </table:table-cell>
          <table:table-cell office:value-type="string">
            <text:p>Typesetting</text:p>
          </table:table-cell>
          <table:table-cell office:value-type="string">
            <text:p>Avoid too short sentences.</text:p>
          </table:table-cell>
          <table:table-cell table:number-columns-repeated="9"/>
        </table:table-row>
        <table:table-row table:style-name="ro6">
          <table:table-cell table:formula="of:=[.A108]+1" office:value-type="float" office:value="108">
            <text:p>108</text:p>
          </table:table-cell>
          <table:table-cell office:value-type="string">
            <text:p>Body text</text:p>
          </table:table-cell>
          <table:table-cell office:value-type="string">
            <text:p>Bullet lists. </text:p>
          </table:table-cell>
          <table:table-cell office:value-type="string">
            <text:p>Do not leave bullet lists hanging. After a numbered list, there should be some text to please the eye.</text:p>
          </table:table-cell>
          <table:table-cell table:number-columns-repeated="8"/>
        </table:table-row>
        <table:table-row table:style-name="ro7">
          <table:table-cell table:formula="of:=[.A109]+1" office:value-type="float" office:value="109">
            <text:p>109</text:p>
          </table:table-cell>
          <table:table-cell office:value-type="string">
            <text:p>Body text</text:p>
          </table:table-cell>
          <table:table-cell office:value-type="string">
            <text:p>Bullet lists. </text:p>
          </table:table-cell>
          <table:table-cell office:value-type="string">
            <text:p>Do not make a chapter/section consist of only a bullet list.</text:p>
          </table:table-cell>
          <table:table-cell table:number-columns-repeated="8"/>
        </table:table-row>
      </table:table>
      <table:table table:name="Work flow" table:style-name="ta1">
        <table:table-column table:style-name="co14" table:default-cell-style-name="Heading"/>
        <table:table-column table:style-name="co15" table:default-cell-style-name="Cell"/>
        <table:table-row table:style-name="ro15">
          <table:table-cell table:style-name="Title" office:value-type="string" table:number-columns-spanned="2" table:number-rows-spanned="1">
            <text:p>Workflow check list</text:p>
          </table:table-cell>
          <table:covered-table-cell table:style-name="Heading"/>
        </table:table-row>
        <table:table-row table:style-name="ro1">
          <table:table-cell office:value-type="string">
            <text:p>No</text:p>
          </table:table-cell>
          <table:table-cell table:style-name="Heading" office:value-type="string">
            <text:p>Suggested method</text:p>
          </table:table-cell>
        </table:table-row>
        <table:table-row table:style-name="ro7">
          <table:table-cell office:value-type="float" office:value="1">
            <text:p>1</text:p>
          </table:table-cell>
          <table:table-cell office:value-type="string">
            <text:p>Did you check the checklist before submitting to supervisor/examiner</text:p>
          </table:table-cell>
        </table:table-row>
        <table:table-row table:style-name="ro7">
          <table:table-cell table:formula="of:=[.A3]+1" office:value-type="float" office:value="2">
            <text:p>2</text:p>
          </table:table-cell>
          <table:table-cell office:value-type="string">
            <text:p>Did you check the checklist before submitting to supervisor/examiner</text:p>
          </table:table-cell>
        </table:table-row>
        <table:table-row table:style-name="ro7">
          <table:table-cell table:formula="of:=[.A4]+1" office:value-type="float" office:value="3">
            <text:p>3</text:p>
          </table:table-cell>
          <table:table-cell office:value-type="string">
            <text:p>Did you check the checklist before submitting to supervisor/examiner</text:p>
          </table:table-cell>
        </table:table-row>
        <table:table-row table:style-name="ro7">
          <table:table-cell table:formula="of:=[.A5]+1" office:value-type="float" office:value="4">
            <text:p>4</text:p>
          </table:table-cell>
          <table:table-cell office:value-type="string">
            <text:p>Did you check the checklist before submitting to supervisor/examiner</text:p>
          </table:table-cell>
        </table:table-row>
        <table:table-row table:style-name="ro7">
          <table:table-cell table:formula="of:=[.A6]+1" office:value-type="float" office:value="5">
            <text:p>5</text:p>
          </table:table-cell>
          <table:table-cell office:value-type="string">
            <text:p>Did you check the checklist before submitting to supervisor/examiner</text:p>
          </table:table-cell>
        </table:table-row>
        <table:table-row table:style-name="ro7">
          <table:table-cell office:value-type="float" office:value="6">
            <text:p>6</text:p>
          </table:table-cell>
          <table:table-cell office:value-type="string">
            <text:p>Follow the IMRAD structure, both for the whole document, but also for subchapters.</text:p>
          </table:table-cell>
        </table:table-row>
        <table:table-row table:style-name="ro7">
          <table:table-cell office:value-type="float" office:value="7">
            <text:p>7</text:p>
          </table:table-cell>
          <table:table-cell office:value-type="string">
            <text:p>Can a person who is not an expert in your field understand what you are trying to communicate?</text:p>
          </table:table-cell>
        </table:table-row>
        <table:table-row table:style-name="ro7">
          <table:table-cell office:value-type="float" office:value="8">
            <text:p>8</text:p>
          </table:table-cell>
          <table:table-cell office:value-type="string">
            <text:p>Pick a random page, a random paragraph. Does the text make sense? </text:p>
          </table:table-cell>
        </table:table-row>
        <table:table-row table:style-name="ro7">
          <table:table-cell office:value-type="float" office:value="9">
            <text:p>9</text:p>
          </table:table-cell>
          <table:table-cell office:value-type="string">
            <text:p>For any comment that you get from supervisor/examiner - adopt that for the whole document before submitting again.</text:p>
          </table:table-cell>
        </table:table-row>
        <table:table-row table:style-name="ro7">
          <table:table-cell office:value-type="float" office:value="10">
            <text:p>10</text:p>
          </table:table-cell>
          <table:table-cell office:value-type="string">
            <text:p>After ten errors, the supervisor will stop reading and return your work - how can I avoid this?</text:p>
          </table:table-cell>
        </table:table-row>
        <table:table-row table:style-name="ro16" table:number-rows-repeated="6">
          <table:table-cell table:number-columns-repeated="2"/>
        </table:table-row>
        <table:table-row table:style-name="ro16">
          <table:table-cell table:number-columns-repeated="2"/>
        </table:table-row>
      </table:table>
      <table:named-expressions>
        <table:named-expression table:name="table0" table:base-cell-address="$'check list'.$A$7" table:expression="$sheet1.$#ref!$#REF!"/>
        <table:named-expression table:name="table1" table:base-cell-address="$'check list'.$A$74" table:expression="$sheet1.$#ref!#ref!#ref!#ref!#ref!#ref!#ref!#ref!#ref!#ref!#ref!#REF!$64"/>
      </table:named-expressions>
      <table:database-ranges>
        <table:database-range table:name="__Anonymous_Sheet_DB__0" table:target-range-address="'check list'.C1:'check list'.F87">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xi Sans" svg:font-family="'Luxi Sans'"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uxi Sans" fo:language="en" fo:country="US" style:font-name-asian="DejaVu LGC Sans" style:language-asian="zxx" style:country-asian="none" style:font-name-complex="DejaVu LGC Sans" style:language-complex="zxx" style:country-complex="none"/>
    </style:default-style>
    <number:number-style style:name="N0">
      <number:number number:min-integer-digits="1"/>
    </number:number-style>
    <number:date-style style:name="N83">
      <number:year/>
      <number:text>-</number:text>
      <number:month number:style="long"/>
      <number:text>-</number:text>
      <number:day number:style="long"/>
    </number:dat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sv" number:country="SE">kr</number:currency-symbol>
    </number:currency-style>
    <number:currency-style style:name="N122">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 ￥-</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 -</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 ￥-</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 -</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67">
      <number:year/>
      <number:text>／</number:text>
      <number:month/>
      <number:text>／</number:text>
      <number:day/>
    </number:date-style>
    <number:currency-style style:name="N5120" number:language="en" number:country="US">
      <number:currency-symbol number:language="en" number:country="US">$</number:currency-symbol>
      <number:number number:decimal-places="2" number:min-integer-digits="1" number:grouping="true"/>
    </number:currency-style>
    <number:date-style style:name="N5121" number:language="en" number:country="US">
      <number:month/>
      <number:text>/</number:text>
      <number:day/>
      <number:text>/</number:text>
      <number:year number:style="long"/>
    </number:date-style>
    <number:date-style style:name="N5122" number:language="en" number:country="US">
      <number:day/>
      <number:text>-</number:text>
      <number:month number:textual="true"/>
      <number:text>-</number:text>
      <number:year/>
    </number:date-style>
    <number:date-style style:name="N5123" number:language="en" number:country="US">
      <number:day/>
      <number:text>-</number:text>
      <number:month number:textual="true"/>
    </number:date-style>
    <number:date-style style:name="N5124" number:language="en" number:country="US">
      <number:month number:textual="true"/>
      <number:text>-</number:text>
      <number:year/>
    </number:date-style>
    <number:time-style style:name="N5125" number:language="en" number:country="US">
      <number:hours/>
      <number:text>:</number:text>
      <number:minutes number:style="long"/>
      <number:text> </number:text>
      <number:am-pm/>
    </number:time-style>
    <number:time-style style:name="N5126" number:language="en" number:country="US">
      <number:hours/>
      <number:text>:</number:text>
      <number:minutes number:style="long"/>
      <number:text>:</number:text>
      <number:seconds number:style="long"/>
      <number:text> </number:text>
      <number:am-pm/>
    </number:time-style>
    <number:time-style style:name="N5127" number:language="en" number:country="US">
      <number:hours/>
      <number:text>:</number:text>
      <number:minutes number:style="long"/>
    </number:time-style>
    <number:time-style style:name="N5128" number:language="en" number:country="US">
      <number:hours/>
      <number:text>:</number:text>
      <number:minutes number:style="long"/>
      <number:text>:</number:text>
      <number:seconds number:style="long"/>
    </number:time-style>
    <number:date-style style:name="N5129" number:language="en" number:country="US">
      <number:month/>
      <number:text>/</number:text>
      <number:day/>
      <number:text>/</number:text>
      <number:year number:style="long"/>
      <number:text> </number:text>
      <number:hours/>
      <number:text>:</number:text>
      <number:minutes number:style="long"/>
    </number:date-style>
    <number:number-style style:name="N5131P0" style:volatile="true" number:language="en" number:country="US">
      <number:number number:decimal-places="0" number:min-integer-digits="1" number:grouping="true"/>
      <number:text> </number:text>
    </number:number-style>
    <number:number-style style:name="N5131" number:language="en" number:country="US">
      <number:text>(</number:text>
      <number:number number:decimal-places="0" number:min-integer-digits="1" number:grouping="true"/>
      <number:text>)</number:text>
      <style:map style:condition="value()&gt;=0" style:apply-style-name="N5131P0"/>
    </number:number-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number:text>(</number:text>
      <number:number number:decimal-places="2" number:min-integer-digits="1" number:grouping="true"/>
      <number:text>)</number:text>
      <style:map style:condition="value()&gt;=0" style:apply-style-name="N5134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style:text-properties fo:color="#ff0000"/>
      <number:text>(</number:text>
      <number:number number:decimal-places="2" number:min-integer-digits="1" number:grouping="true"/>
      <number:text>)</number:text>
      <style:map style:condition="value()&gt;=0" style:apply-style-name="N5135P0"/>
    </number:number-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number:text>(</number:text>
      <number:currency-symbol/>
      <number:number number:decimal-places="0"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0" number:min-integer-digits="1" number:grouping="true"/>
      <number:text> </number:text>
    </number:currency-style>
    <number:currency-style style:name="N5138" number:language="en" number:country="US">
      <style:text-properties fo:color="#ff0000"/>
      <number:text>(</number:text>
      <number:currency-symbol/>
      <number:number number:decimal-places="0" number:min-integer-digits="1" number:grouping="true"/>
      <number:text>)</number:text>
      <style:map style:condition="value()&gt;=0" style:apply-style-name="N5138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number:text>(</number:text>
      <number:currency-symbol/>
      <number:number number:decimal-places="2" number:min-integer-digits="1" number:grouping="true"/>
      <number:text>)</number:text>
      <style:map style:condition="value()&gt;=0" style:apply-style-name="N5140P0"/>
    </number:currency-style>
    <number:currency-style style:name="N5141P0" style:volatile="true" number:language="en" number:country="US">
      <number:currency-symbol/>
      <number:number number:decimal-places="2" number:min-integer-digits="1" number:grouping="true"/>
      <number:text> </number:text>
    </number:currency-style>
    <number:currency-style style:name="N5141" number:language="en" number:country="US">
      <style:text-properties fo:color="#ff0000"/>
      <number:text>(</number:text>
      <number:currency-symbol/>
      <number:number number:decimal-places="2" number:min-integer-digits="1" number:grouping="true"/>
      <number:text>)</number:text>
      <style:map style:condition="value()&gt;=0" style:apply-style-name="N5141P0"/>
    </number:currency-style>
    <style:style style:name="Default" style:family="table-cell">
      <style:table-cell-properties fo:wrap-option="wrap" style:vertical-align="top"/>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fo:background-color="#ffffcc" style:text-align-source="fix" style:repeat-content="false" fo:border="0.06pt solid #000000"/>
      <style:paragraph-properties fo:text-align="start"/>
      <style:text-properties fo:font-size="11pt" fo:font-style="normal" fo:font-weight="bold"/>
    </style:style>
    <style:style style:name="Heading1" style:family="table-cell" style:parent-style-name="Heading">
      <style:table-cell-properties style:rotation-angle="0"/>
      <style:text-properties fo:font-size="11pt"/>
    </style:style>
    <style:style style:name="Cell" style:family="table-cell" style:parent-style-name="Default" style:data-style-name="N83">
      <style:table-cell-properties fo:background-color="#e6e6e6" fo:border="0.06pt solid #000000" fo:padding="0.071cm"/>
    </style:style>
    <style:style style:name="Cell_20_TBD" style:display-name="Cell TBD" style:family="table-cell" style:parent-style-name="Cell">
      <style:table-cell-properties fo:background-color="#e6e6ff"/>
      <style:text-properties fo:color="#800000" fo:font-style="oblique" fo:font-weight="bold"/>
    </style:style>
    <style:style style:name="Title" style:family="table-cell" style:parent-style-name="Heading">
      <style:table-cell-properties fo:wrap-option="no-wrap" style:vertical-justify="auto"/>
      <style:paragraph-properties css3t:text-justify="auto"/>
      <style:text-properties fo:font-size="14pt"/>
    </style:style>
  </office:styles>
  <office:automatic-styles>
    <style:page-layout style:name="Mpm1">
      <style:page-layout-properties fo:page-width="29.693cm" fo:page-height="21.006cm" style:num-format="1" style:print-orientation="landscape" fo:margin-top="0.508cm" fo:margin-bottom="0.508cm" fo:margin-left="0.508cm" fo:margin-right="0.508cm" style:shadow="none" fo:background-color="transparent" style:scale-to="95%" style:writing-mode="lr-tb">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4">01/14/2013</text:date>, <text:time>15:34: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Wikner</meta:initial-creator>
    <meta:creation-date>2010-10-13T12:14:22</meta:creation-date>
    <dc:creator>Jacob Wikner</dc:creator>
    <dc:date>2013-01-14T15:34:08</dc:date>
    <meta:generator>LibreOffice/3.4$Unix LibreOffice_project/340m1$Build-502</meta:generator>
    <meta:editing-duration>PT17H54M15S</meta:editing-duration>
    <meta:editing-cycles>202</meta:editing-cycles>
    <meta:document-statistic meta:table-count="3" meta:cell-count="977" meta:object-count="0"/>
  </office:meta>
</office:document-meta>
</file>